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4.233cm" fo:margin-left="0cm" table:align="left"/>
    </style:style>
    <style:style style:name="Tableau18.A" style:family="table-column">
      <style:table-column-properties style:column-width="2.117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8.54cm" table:align="center"/>
    </style:style>
    <style:style style:name="Tableau22.A" style:family="table-column">
      <style:table-column-properties style:column-width="1.565cm"/>
    </style:style>
    <style:style style:name="Tableau22.B" style:family="table-column">
      <style:table-column-properties style:column-width="1.482cm"/>
    </style:style>
    <style:style style:name="Tableau22.C" style:family="table-column">
      <style:table-column-properties style:column-width="1.609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3cm"/>
    </style:style>
    <style:style style:name="Tableau22.G" style:family="table-column">
      <style:table-column-properties style:column-width="1.905cm"/>
    </style:style>
    <style:style style:name="Tableau22.K" style:family="table-column">
      <style:table-column-properties style:column-width="1.78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8.27cm" table:align="center"/>
    </style:style>
    <style:style style:name="Tableau26.A" style:family="table-column">
      <style:table-column-properties style:column-width="1.609cm"/>
    </style:style>
    <style:style style:name="Tableau26.B" style:family="table-column">
      <style:table-column-properties style:column-width="3.069cm"/>
    </style:style>
    <style:style style:name="Tableau26.C" style:family="table-column">
      <style:table-column-properties style:column-width="1.588cm"/>
    </style:style>
    <style:style style:name="Tableau26.E" style:family="table-column">
      <style:table-column-properties style:column-width="1.63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566cm"/>
    </style:style>
    <style:style style:name="Tableau26.H" style:family="table-column">
      <style:table-column-properties style:column-width="1.926cm"/>
    </style:style>
    <style:style style:name="Tableau26.I" style:family="table-column">
      <style:table-column-properties style:column-width="1.778cm"/>
    </style:style>
    <style:style style:name="Tableau26.J" style:family="table-column">
      <style:table-column-properties style:column-width="1.591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705cm" fo:margin-left="0cm" table:align="left"/>
    </style:style>
    <style:style style:name="Tableau31.A" style:family="table-column">
      <style:table-column-properties style:column-width="1.642cm"/>
    </style:style>
    <style:style style:name="Tableau31.B" style:family="table-column">
      <style:table-column-properties style:column-width="2.983cm"/>
    </style:style>
    <style:style style:name="Tableau31.C" style:family="table-column">
      <style:table-column-properties style:column-width="1.797cm"/>
    </style:style>
    <style:style style:name="Tableau31.D" style:family="table-column">
      <style:table-column-properties style:column-width="2.282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6.66cm" table:align="center"/>
    </style:style>
    <style:style style:name="Tableau32.A" style:family="table-column">
      <style:table-column-properties style:column-width="1.566cm"/>
    </style:style>
    <style:style style:name="Tableau32.B" style:family="table-column">
      <style:table-column-properties style:column-width="2.985cm"/>
    </style:style>
    <style:style style:name="Tableau32.C" style:family="table-column">
      <style:table-column-properties style:column-width="1.609cm"/>
    </style:style>
    <style:style style:name="Tableau32.D" style:family="table-column">
      <style:table-column-properties style:column-width="1.588cm"/>
    </style:style>
    <style:style style:name="Tableau32.F" style:family="table-column">
      <style:table-column-properties style:column-width="1.905cm"/>
    </style:style>
    <style:style style:name="Tableau32.G" style:family="table-column">
      <style:table-column-properties style:column-width="1.693cm"/>
    </style:style>
    <style:style style:name="Tableau32.H" style:family="table-column">
      <style:table-column-properties style:column-width="1.926cm"/>
    </style:style>
    <style:style style:name="Tableau32.I" style:family="table-column">
      <style:table-column-properties style:column-width="1.78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4.125cm" fo:margin-left="0cm" table:align="left"/>
    </style:style>
    <style:style style:name="Tableau33.A" style:family="table-column">
      <style:table-column-properties style:column-width="3.124cm"/>
    </style:style>
    <style:style style:name="Tableau33.B" style:family="table-column">
      <style:table-column-properties style:column-width="0.751cm"/>
    </style:style>
    <style:style style:name="Tableau33.C" style:family="table-column">
      <style:table-column-properties style:column-width="2.499cm"/>
    </style:style>
    <style:style style:name="Tableau33.D" style:family="table-column">
      <style:table-column-properties style:column-width="2cm"/>
    </style:style>
    <style:style style:name="Tableau33.E" style:family="table-column">
      <style:table-column-properties style:column-width="2.251cm"/>
    </style:style>
    <style:style style:name="Tableau33.F" style:family="table-column">
      <style:table-column-properties style:column-width="1.75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4.125cm" fo:margin-left="0cm" table:align="left"/>
    </style:style>
    <style:style style:name="Tableau34.A" style:family="table-column">
      <style:table-column-properties style:column-width="3.124cm"/>
    </style:style>
    <style:style style:name="Tableau34.B" style:family="table-column">
      <style:table-column-properties style:column-width="0.751cm"/>
    </style:style>
    <style:style style:name="Tableau34.C" style:family="table-column">
      <style:table-column-properties style:column-width="2.499cm"/>
    </style:style>
    <style:style style:name="Tableau34.D" style:family="table-column">
      <style:table-column-properties style:column-width="2cm"/>
    </style:style>
    <style:style style:name="Tableau34.E" style:family="table-column">
      <style:table-column-properties style:column-width="2.251cm"/>
    </style:style>
    <style:style style:name="Tableau34.F" style:family="table-column">
      <style:table-column-properties style:column-width="1.75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Normal">
      <style:paragraph-properties fo:margin-top="0cm" fo:margin-bottom="0cm" style:contextual-spacing="false" fo:line-height="115%"/>
    </style:style>
    <style:style style:name="P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9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14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15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17" style:family="paragraph" style:parent-style-name="Normal">
      <style:paragraph-properties fo:line-height="115%" fo:break-before="page"/>
      <style:text-properties officeooo:paragraph-rsid="000e6da7"/>
    </style:style>
    <style:style style:name="P18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19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20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21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22" style:family="paragraph" style:parent-style-name="Normal">
      <style:paragraph-properties fo:line-height="115%"/>
      <style:text-properties fo:language="en" fo:country="US" style:font-name-asian="Yu Mincho"/>
    </style:style>
    <style:style style:name="P23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24" style:family="paragraph" style:parent-style-name="Normal">
      <style:paragraph-properties fo:line-height="115%"/>
      <style:text-properties fo:language="en" fo:country="US"/>
    </style:style>
    <style:style style:name="P2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26" style:family="paragraph" style:parent-style-name="Normal">
      <style:paragraph-properties fo:line-height="115%"/>
      <style:text-properties fo:language="en" fo:country="US" officeooo:paragraph-rsid="000e6da7"/>
    </style:style>
    <style:style style:name="P27" style:family="paragraph" style:parent-style-name="Normal">
      <style:paragraph-properties fo:line-height="115%"/>
      <style:text-properties fo:language="en" fo:country="US" officeooo:paragraph-rsid="00200688"/>
    </style:style>
    <style:style style:name="P28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Normal">
      <style:paragraph-properties fo:line-height="115%"/>
    </style:style>
    <style:style style:name="P30" style:family="paragraph" style:parent-style-name="Normal">
      <style:paragraph-properties fo:line-height="115%"/>
      <style:text-properties officeooo:paragraph-rsid="000e6da7"/>
    </style:style>
    <style:style style:name="P31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32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33" style:family="paragraph" style:parent-style-name="Normal">
      <style:paragraph-properties fo:line-height="115%"/>
      <style:text-properties officeooo:paragraph-rsid="0014bb39"/>
    </style:style>
    <style:style style:name="P34" style:family="paragraph" style:parent-style-name="Normal">
      <style:paragraph-properties fo:line-height="115%"/>
      <style:text-properties officeooo:paragraph-rsid="00157766"/>
    </style:style>
    <style:style style:name="P35" style:family="paragraph" style:parent-style-name="Normal">
      <style:paragraph-properties fo:line-height="115%"/>
      <style:text-properties officeooo:paragraph-rsid="00200688"/>
    </style:style>
    <style:style style:name="P36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37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38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39" style:family="paragraph" style:parent-style-name="Normal">
      <style:paragraph-properties fo:margin-top="0cm" fo:margin-bottom="0.282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40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41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42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43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45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4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4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48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49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50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51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52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53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54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55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56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57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58" style:family="paragraph" style:parent-style-name="Normal" style:master-page-name="">
      <style:paragraph-properties fo:margin-top="0cm" fo:margin-bottom="0.071cm" style:contextual-spacing="false" fo:line-height="115%" style:page-number="auto"/>
      <style:text-properties officeooo:paragraph-rsid="0014bb39"/>
    </style:style>
    <style:style style:name="P59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60" style:family="paragraph" style:parent-style-name="Heading_20_1">
      <style:paragraph-properties fo:line-height="115%"/>
      <style:text-properties fo:language="en" fo:country="US"/>
    </style:style>
    <style:style style:name="P61" style:family="paragraph" style:parent-style-name="Heading_20_1">
      <style:paragraph-properties fo:line-height="115%" fo:break-before="page"/>
      <style:text-properties fo:language="en" fo:country="US"/>
    </style:style>
    <style:style style:name="P6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6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6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6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6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6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6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6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7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7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72" style:family="paragraph" style:parent-style-name="Paragraphe_20_de_20_liste" style:list-style-name="L1">
      <style:paragraph-properties fo:line-height="115%"/>
    </style:style>
    <style:style style:name="P73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74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75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officeooo:rsid="0021a597"/>
    </style:style>
    <style:style style:name="T3" style:family="text">
      <style:text-properties officeooo:rsid="0022fab2"/>
    </style:style>
    <style:style style:name="T4" style:family="text">
      <style:text-properties fo:color="#000000" loext:opacity="100%" officeooo:rsid="001c1c5b"/>
    </style:style>
    <style:style style:name="T5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6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7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8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Yu Mincho"/>
    </style:style>
    <style:style style:name="T11" style:family="text">
      <style:text-properties fo:language="en" fo:country="US" style:font-name-asian="Yu Mincho" style:font-style-complex="italic"/>
    </style:style>
    <style:style style:name="T1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00688" style:font-weight-asian="bold" style:font-weight-complex="bold"/>
    </style:style>
    <style:style style:name="T16" style:family="text">
      <style:text-properties fo:language="en" fo:country="US" fo:font-weight="bold" officeooo:rsid="0022fab2" style:font-weight-asian="bold" style:font-weight-complex="bold"/>
    </style:style>
    <style:style style:name="T17" style:family="text">
      <style:text-properties fo:language="en" fo:country="US" fo:font-weight="bold" officeooo:rsid="0024a9bb" style:font-weight-asian="bold" style:font-weight-complex="bold"/>
    </style:style>
    <style:style style:name="T18" style:family="text">
      <style:text-properties fo:language="en" fo:country="US" fo:font-weight="bold" style:font-name-asian="Yu Mincho" style:font-weight-asian="bold" style:font-weight-complex="bold"/>
    </style:style>
    <style:style style:name="T19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20" style:family="text">
      <style:text-properties fo:language="en" fo:country="US" style:font-weight-complex="bold"/>
    </style:style>
    <style:style style:name="T21" style:family="text">
      <style:text-properties fo:language="en" fo:country="US" fo:font-weight="normal" style:font-name-asian="Yu Mincho" style:font-weight-asian="normal" style:font-weight-complex="normal"/>
    </style:style>
    <style:style style:name="T22" style:family="text">
      <style:text-properties fo:language="en" fo:country="US" fo:font-weight="normal" officeooo:rsid="00200688" style:font-weight-asian="normal" style:font-weight-complex="normal"/>
    </style:style>
    <style:style style:name="T23" style:family="text">
      <style:text-properties fo:language="en" fo:country="US" fo:font-weight="normal" officeooo:rsid="0022fab2" style:font-weight-asian="normal" style:font-weight-complex="normal"/>
    </style:style>
    <style:style style:name="T24" style:family="text">
      <style:text-properties fo:font-weight="bold" style:font-name-asian="Yu Mincho" style:font-weight-asian="bold" style:font-weight-complex="bold"/>
    </style:style>
    <style:style style:name="T25" style:family="text">
      <style:text-properties fo:font-weight="bold" style:font-name-asian="Yu Mincho" style:font-weight-asian="bold" style:font-style-complex="italic" style:font-weight-complex="bold"/>
    </style:style>
    <style:style style:name="T26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27" style:family="text">
      <style:text-properties style:font-name="Calibri" fo:language="en" fo:country="US" style:font-name-asian="Calibri" style:font-name-complex="Calibri"/>
    </style:style>
    <style:style style:name="T28" style:family="text">
      <style:text-properties fo:font-weight="normal" style:font-name-asian="Yu Mincho" style:font-weight-asian="normal" style:font-weight-complex="normal"/>
    </style:style>
    <style:style style:name="T29" style:family="text">
      <style:text-properties fo:font-size="6pt" fo:language="en" fo:country="US" style:font-size-asian="6pt" style:font-size-complex="6pt"/>
    </style:style>
    <style:style style:name="T30" style:family="text">
      <style:text-properties fo:font-size="8pt" fo:language="en" fo:country="US" style:font-name-asian="Yu Mincho" style:font-size-asian="8pt" style:font-size-complex="8pt"/>
    </style:style>
    <style:style style:name="T31" style:family="text">
      <style:text-properties fo:font-size="9pt" fo:language="en" fo:country="US" style:font-name-asian="Yu Mincho" style:font-size-asian="9pt" style:font-size-complex="9pt"/>
    </style:style>
    <style:style style:name="T32" style:family="text">
      <style:text-properties fo:font-size="9.5pt" fo:language="en" fo:country="US" style:font-name-asian="Yu Mincho" style:font-size-asian="9.5pt" style:font-size-complex="9.5pt"/>
    </style:style>
    <style:style style:name="T33" style:family="text">
      <style:text-properties fo:font-size="6.5pt" fo:language="en" fo:country="US" style:font-name-asian="Yu Mincho" style:font-size-asian="6.5pt" style:font-size-complex="6.5pt"/>
    </style:style>
    <style:style style:name="T34" style:family="text">
      <style:text-properties officeooo:rsid="0028e92b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Types of attributes and methods of the class TransactionAnalyzer</text:p>
      <text:h text:style-name="P60" text:outline-level="1">Notation</text:h>
      <text:list xml:id="list3824296889" text:style-name="L1">
        <text:list-item>
          <text:p text:style-name="P73"><text:span text:style-name="Police_20_par_20_défaut"><text:span text:style-name="T30"><text:s text:c="2"/></text:span></text:span><text:span text:style-name="Police_20_par_20_défaut"><text:span text:style-name="T9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30"><text:s text:c="2"/></text:span></text:span><text:span text:style-name="Police_20_par_20_défaut"><text:span text:style-name="T9"><text:s/>denotes the number of items.</text:span></text:span></text:p>
        </text:list-item>
        <text:list-item>
          <text:p text:style-name="P74"><text:span text:style-name="Police_20_par_20_défaut"><text:span text:style-name="T31"><text:s/></text:span></text:span><text:span text:style-name="Police_20_par_20_défaut"><text:span text:style-name="T10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31"><text:s/></text:span></text:span><text:span text:style-name="Police_20_par_20_défaut"><text:span text:style-name="T10"><text:s/></text:span></text:span><text:span text:style-name="Police_20_par_20_défaut"><text:span text:style-name="T9">denotes</text:span></text:span><text:span text:style-name="Police_20_par_20_défaut"><text:span text:style-name="T10"> the number of separate categories associated with the items.</text:span></text:span></text:p>
        </text:list-item>
        <text:list-item>
          <text:p text:style-name="P72"><text:span text:style-name="Police_20_par_20_défaut"><text:span text:style-name="T10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0"><text:s/>denotes the number of separate values in the category</text:span></text:span><text:span text:style-name="Police_20_par_20_défaut"><text:span text:style-name="T10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0">.</text:span></text:span></text:p>
        </text:list-item>
        <text:list-item>
          <text:p text:style-name="P74"><text:span text:style-name="Police_20_par_20_défaut"><text:span text:style-name="T29"><text:s/></text:span></text:span><text:span text:style-name="Police_20_par_20_défaut"><text:span text:style-name="T9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29"><text:s/></text:span></text:span><text:span text:style-name="Police_20_par_20_défaut"><text:span text:style-name="T9"><text:s/>denotes the number of nodes.</text:span></text:span></text:p>
        </text:list-item>
        <text:list-item>
          <text:p text:style-name="P74"><text:span text:style-name="Police_20_par_20_défaut"><text:span text:style-name="T32"><text:s/></text:span></text:span><text:span text:style-name="Police_20_par_20_défaut"><text:span text:style-name="T9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32"><text:s/></text:span></text:span><text:span text:style-name="Police_20_par_20_défaut"><text:span text:style-name="T9"><text:s/>denotes the number of patterns.</text:span></text:span></text:p>
        </text:list-item>
        <text:list-item>
          <text:p text:style-name="P74"><text:span text:style-name="Police_20_par_20_défaut"><text:span text:style-name="T32"><text:s/></text:span></text:span><text:span text:style-name="Police_20_par_20_défaut"><text:span text:style-name="T9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32"><text:s/></text:span></text:span><text:span text:style-name="Police_20_par_20_défaut"><text:span text:style-name="T9"><text:s/>denotes the number of years for which transactions exist.</text:span></text:span></text:p>
        </text:list-item>
        <text:list-item>
          <text:p text:style-name="P73"><text:span text:style-name="Police_20_par_20_défaut"><text:span text:style-name="T33"><text:s text:c="2"/></text:span></text:span><text:span text:style-name="Police_20_par_20_défaut"><text:span text:style-name="T10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33"><text:s text:c="2"/></text:span></text:span><text:span text:style-name="Police_20_par_20_défaut"><text:span text:style-name="T10"><text:s/>denotes the number of itemsets.</text:span></text:span></text:p>
        </text:list-item>
        <text:list-item>
          <text:p text:style-name="P73"><text:span text:style-name="Police_20_par_20_défaut"><text:span text:style-name="T33"><text:s text:c="2"/></text:span></text:span><text:span text:style-name="Police_20_par_20_défaut"><text:span text:style-name="T10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33"><text:s text:c="2"/></text:span></text:span><text:span text:style-name="Police_20_par_20_défaut"><text:span text:style-name="T10"><text:s/>denotes public attributes and methods (i.e., exported attributes and methods).</text:span></text:span></text:p>
        </text:list-item>
        <text:list-item>
          <text:p text:style-name="P73"><text:span text:style-name="Police_20_par_20_défaut"><text:span text:style-name="T33"><text:s text:c="2"/></text:span></text:span><text:span text:style-name="Police_20_par_20_défaut"><text:span text:style-name="T10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33"><text:s text:c="2"/></text:span></text:span><text:span text:style-name="Police_20_par_20_défaut"><text:span text:style-name="T10"><text:s/>denotes private attributes and methods (i.e., non-exported attributes and methods).</text:span></text:span></text:p>
        </text:list-item>
      </text:list>
      <text:h text:style-name="P60" text:outline-level="1">Class attributes</text:h>
      <text:p text:style-name="P29"><text:span text:style-name="Police_20_par_20_défaut"><text:span text:style-name="T11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PERSISTENT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DECLINING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EMERGENT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LATENT</text:span></text:span><text:span text:style-name="Police_20_par_20_défaut"><text:span text:style-name="T9">: character</text:span></text:span></text:p>
      <text:p text:style-name="P24"/>
      <text:p text:style-name="P29"><text:span text:style-name="Police_20_par_20_défaut"><text:span text:style-name="T11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TRANSACTIONS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PATTERNS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RULES</text:span></text:span><text:span text:style-name="Police_20_par_20_défaut"><text:span text:style-name="T9">: character</text:span></text:span></text:p>
      <text:p text:style-name="P28"/>
      <text:p text:style-name="P29"><text:span text:style-name="Police_20_par_20_défaut"><text:span text:style-name="T11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_OR_PATTERNS</text:span></text:span><text:span text:style-name="Police_20_par_20_défaut"><text:span text:style-name="T9">: character</text:span></text:span></text:p>
      <text:p text:style-name="P31"><text:span text:style-name="Police_20_par_20_défaut"><text:span text:style-name="T11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_PATTERNS_OR_RULES</text:span></text:span><text:span text:style-name="Police_20_par_20_défaut"><text:span text:style-name="T9">: character</text:span></text:span></text:p>
      <text:p text:style-name="P31"><text:span text:style-name="Police_20_par_20_défaut"><text:span text:style-name="T11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_PATTERNS_OR_TRANSACTIONS</text:span></text:span><text:span text:style-name="Police_20_par_20_défaut"><text:span text:style-name="T9">: character</text:span></text:span></text:p>
      <text:p text:style-name="P31"><text:span text:style-name="Police_20_par_20_défaut"><text:span text:style-name="T11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ANY_ITEMSETS</text:span></text:span><text:span text:style-name="Police_20_par_20_défaut"><text:span text:style-name="T9">: character</text:span></text:span></text:p>
      <text:p text:style-name="P25"/>
      <text:p text:style-name="P29"><text:span text:style-name="Police_20_par_20_défaut"><text:span text:style-name="T11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_LINKS</text:span></text:span><text:span text:style-name="Police_20_par_20_défaut"><text:span text:style-name="T9">: character</text:span></text:span></text:p>
      <text:p text:style-name="P29"><text:span text:style-name="Police_20_par_20_défaut"><text:span text:style-name="T11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PATTERN_LINKS</text:span></text:span><text:span text:style-name="Police_20_par_20_défaut"><text:span text:style-name="T9">: character</text:span></text:span></text:p>
      <text:h text:style-name="P61" text:outline-level="1">Attributes</text:h>
      <text:p text:style-name="P29"><text:span text:style-name="Police_20_par_20_défaut"><text:span text:style-name="T10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transactions</text:span></text:span><text:span text:style-name="Police_20_par_20_défaut"><text:span text:style-name="T9">: TransactionSet</text:span></text:span></text:p>
      <text:p text:style-name="P2"><text:span text:style-name="Police_20_par_20_défaut"><text:span text:style-name="T10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items</text:span></text:span><text:span text:style-name="Police_20_par_20_défaut"><text:span text:style-name="T9">: named vector(</text:span></text:span><text:span text:style-name="Police_20_par_20_défaut"><text:span text:style-name="T11">character</text:span></text:span><text:span text:style-name="Police_20_par_20_défaut"><text:span text:style-name="T9">) or named vector(numeric)</text:span></text:span></text:p>
      <text:p text:style-name="P2"><text:span text:style-name="Police_20_par_20_défaut"><text:span text:style-name="T10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items_categories</text:span></text:span><text:span text:style-name="Police_20_par_20_défaut"><text:span text:style-name="T9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7"> </text:p>
          </table:table-cell>
          <table:table-cell table:style-name="Tableau2.B1" office:value-type="string">
            <text:p text:style-name="P5">category 1</text:p>
          </table:table-cell>
          <table:table-cell table:style-name="Tableau2.C1" office:value-type="string">
            <text:p text:style-name="P5">category 2</text:p>
          </table:table-cell>
          <table:table-cell table:style-name="Tableau2.D1" office:value-type="string">
            <text:p text:style-name="P5">…</text:p>
          </table:table-cell>
          <table:table-cell table:style-name="Tableau2.E1" office:value-type="string">
            <text:p text:style-name="P3"><text:span text:style-name="Police_20_par_20_défaut"><text:span text:style-name="T7">category</text:span></text:span><text:span text:style-name="Police_20_par_20_défaut"><text:span text:style-name="T7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5">item 1</text:p>
          </table:table-cell>
          <table:table-cell table:style-name="Tableau2.B2" office:value-type="string">
            <text:p text:style-name="P7">factor</text:p>
          </table:table-cell>
          <table:table-cell table:style-name="Tableau2.C2" office:value-type="string">
            <text:p text:style-name="P7">factor</text:p>
          </table:table-cell>
          <table:table-cell table:style-name="Tableau2.D2" office:value-type="string">
            <text:p text:style-name="P7">…</text:p>
          </table:table-cell>
          <table:table-cell table:style-name="Tableau2.E2" office:value-type="string">
            <text:p text:style-name="P7">factor</text:p>
          </table:table-cell>
        </table:table-row>
        <table:table-row table:style-name="Tableau2.1">
          <table:table-cell table:style-name="Tableau2.A3" office:value-type="string">
            <text:p text:style-name="P5">item 2</text:p>
          </table:table-cell>
          <table:table-cell table:style-name="Tableau2.B3" office:value-type="string">
            <text:p text:style-name="P7">factor</text:p>
          </table:table-cell>
          <table:table-cell table:style-name="Tableau2.C3" office:value-type="string">
            <text:p text:style-name="P7">factor</text:p>
          </table:table-cell>
          <table:table-cell table:style-name="Tableau2.D3" office:value-type="string">
            <text:p text:style-name="P7">…</text:p>
          </table:table-cell>
          <table:table-cell table:style-name="Tableau2.E3" office:value-type="string">
            <text:p text:style-name="P7">factor</text:p>
          </table:table-cell>
        </table:table-row>
        <table:table-row table:style-name="Tableau2.1">
          <table:table-cell table:style-name="Tableau2.A4" office:value-type="string">
            <text:p text:style-name="P5">…</text:p>
          </table:table-cell>
          <table:table-cell table:style-name="Tableau2.B4" office:value-type="string">
            <text:p text:style-name="P7">…</text:p>
          </table:table-cell>
          <table:table-cell table:style-name="Tableau2.C4" office:value-type="string">
            <text:p text:style-name="P7">…</text:p>
          </table:table-cell>
          <table:table-cell table:style-name="Tableau2.D4" office:value-type="string">
            <text:p text:style-name="P7">…</text:p>
          </table:table-cell>
          <table:table-cell table:style-name="Tableau2.E4" office:value-type="string">
            <text:p text:style-name="P7">…</text:p>
          </table:table-cell>
        </table:table-row>
        <table:table-row table:style-name="Tableau2.1">
          <table:table-cell table:style-name="Tableau2.A5" office:value-type="string">
            <text:p text:style-name="P3"><text:span text:style-name="Police_20_par_20_défaut"><text:span text:style-name="T7">item</text:span></text:span><text:span text:style-name="Police_20_par_20_défaut"><text:span text:style-name="T7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7">factor</text:p>
          </table:table-cell>
          <table:table-cell table:style-name="Tableau2.C5" office:value-type="string">
            <text:p text:style-name="P7">factor</text:p>
          </table:table-cell>
          <table:table-cell table:style-name="Tableau2.D5" office:value-type="string">
            <text:p text:style-name="P7">…</text:p>
          </table:table-cell>
          <table:table-cell table:style-name="Tableau2.E5" office:value-type="string">
            <text:p text:style-name="P7">factor</text:p>
          </table:table-cell>
        </table:table-row>
      </table:table>
      <text:p text:style-name="P13"/>
      <text:p text:style-name="P2"><text:span text:style-name="Police_20_par_20_défaut"><text:span text:style-name="T10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categories_colors</text:span></text:span><text:span text:style-name="Police_20_par_20_défaut"><text:span text:style-name="T20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339794008784">
          <table:table-cell table:style-name="Tableau3.A1" office:value-type="string">
            <text:p text:style-name="P9">$category1</text:p>
          </table:table-cell>
          <table:table-cell table:style-name="Tableau3.A1" office:value-type="string">
            <text:p text:style-name="P9">$category2</text:p>
          </table:table-cell>
          <table:table-cell table:style-name="Tableau3.A1" office:value-type="string">
            <text:p text:style-name="P10">…</text:p>
          </table:table-cell>
          <table:table-cell table:style-name="Tableau3.A1" office:value-type="string">
            <text:p text:style-name="P9">$categoryC</text:p>
          </table:table-cell>
        </table:table-row>
        <table:table-row table:style-name="TableLine2339793993552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5">value 1</text:p>
                </table:table-cell>
                <table:table-cell table:style-name="Tableau4.B1" office:value-type="string">
                  <text:p text:style-name="P7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5">value 2</text:p>
                </table:table-cell>
                <table:table-cell table:style-name="Tableau4.B2" office:value-type="string">
                  <text:p text:style-name="P7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5">…</text:p>
                </table:table-cell>
                <table:table-cell table:style-name="Tableau4.B3" office:value-type="string">
                  <text:p text:style-name="P7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3"><text:span text:style-name="Police_20_par_20_défaut"><text:span text:style-name="T7">value</text:span></text:span><text:span text:style-name="Police_20_par_20_défaut"><text:span text:style-name="T7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7">character</text:p>
                </table:table-cell>
              </table:table-row>
            </table:table>
            <text:p text:style-name="P9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">value 1</text:p>
                </table:table-cell>
                <table:table-cell table:style-name="Tableau5.B1" office:value-type="string">
                  <text:p text:style-name="P7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5">value 2</text:p>
                </table:table-cell>
                <table:table-cell table:style-name="Tableau5.B2" office:value-type="string">
                  <text:p text:style-name="P7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5">…</text:p>
                </table:table-cell>
                <table:table-cell table:style-name="Tableau5.B3" office:value-type="string">
                  <text:p text:style-name="P7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3"><text:span text:style-name="Police_20_par_20_défaut"><text:span text:style-name="T7">value</text:span></text:span><text:span text:style-name="Police_20_par_20_défaut"><text:span text:style-name="T7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7">character</text:p>
                </table:table-cell>
              </table:table-row>
            </table:table>
            <text:p text:style-name="P9"/>
          </table:table-cell>
          <table:table-cell table:style-name="Tableau3.C2" office:value-type="string">
            <text:p text:style-name="P10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5">value 1</text:p>
                </table:table-cell>
                <table:table-cell table:style-name="Tableau6.B1" office:value-type="string">
                  <text:p text:style-name="P7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5">value 2</text:p>
                </table:table-cell>
                <table:table-cell table:style-name="Tableau6.B2" office:value-type="string">
                  <text:p text:style-name="P7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5">…</text:p>
                </table:table-cell>
                <table:table-cell table:style-name="Tableau6.B3" office:value-type="string">
                  <text:p text:style-name="P7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3"><text:span text:style-name="Police_20_par_20_défaut"><text:span text:style-name="T7">value</text:span></text:span><text:span text:style-name="Police_20_par_20_défaut"><text:span text:style-name="T7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7">character</text:p>
                </table:table-cell>
              </table:table-row>
            </table:table>
            <text:p text:style-name="P9"/>
          </table:table-cell>
        </table:table-row>
      </table:table>
      <text:p text:style-name="P14"/>
      <text:p text:style-name="P2"><text:span text:style-name="Police_20_par_20_défaut"><text:span text:style-name="T10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status_colors</text:span></text:span><text:span text:style-name="Police_20_par_20_défaut"><text:span text:style-name="T20">: vector(character)</text:span></text:span></text:p>
      <text:p text:style-name="P2"><text:span text:style-name="Police_20_par_20_défaut"><text:span text:style-name="T10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rameters</text:span></text:span><text:span text:style-name="Police_20_par_20_défaut"><text:span text:style-name="T9">: list(</text:span></text:span><text:span text:style-name="Police_20_par_20_défaut"><text:span text:style-name="T13">target</text:span></text:span><text:span text:style-name="Police_20_par_20_défaut"><text:span text:style-name="T9">: character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count</text:span></text:span><text:span text:style-name="Police_20_par_20_défaut"><text:span text:style-name="T9">: numeric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min_length</text:span></text:span><text:span text:style-name="Police_20_par_20_défaut"><text:span text:style-name="T9">: numeric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max_length</text:span></text:span><text:span text:style-name="Police_20_par_20_défaut"><text:span text:style-name="T9">: numeric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status_limit</text:span></text:span><text:span text:style-name="Police_20_par_20_défaut"><text:span text:style-name="T9">: numeric)</text:span></text:span></text:p>
      <text:p text:style-name="P15"/>
      <text:p text:style-name="P29"><text:span text:style-name="Police_20_par_20_défaut"><text:span text:style-name="T10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odes</text:span></text:span><text:span text:style-name="Police_20_par_20_défaut"><text:span text:style-name="T9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5">node</text:p>
          </table:table-cell>
          <table:table-cell table:style-name="Tableau7.B1" office:value-type="string">
            <text:p text:style-name="P5">length</text:p>
          </table:table-cell>
          <table:table-cell table:style-name="Tableau7.C1" office:value-type="string">
            <text:p text:style-name="P5">frequency</text:p>
          </table:table-cell>
        </table:table-row>
        <table:table-row table:style-name="Tableau7.1">
          <table:table-cell table:style-name="Tableau7.A2" office:value-type="string">
            <text:p text:style-name="P3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7.B2" office:value-type="string">
            <text:p text:style-name="P7">numeric</text:p>
          </table:table-cell>
          <table:table-cell table:style-name="Tableau7.C2" office:value-type="string">
            <text:p text:style-name="P7">numeric</text:p>
          </table:table-cell>
        </table:table-row>
      </table:table>
      <text:p text:style-name="P18"/>
      <text:p text:style-name="P29"><text:span text:style-name="Police_20_par_20_défaut"><text:span text:style-name="T10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odes_per_year</text:span></text:span><text:span text:style-name="Police_20_par_20_défaut"><text:span text:style-name="T9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7"> </text:p>
          </table:table-cell>
          <table:table-cell table:style-name="Tableau8.B1" office:value-type="string">
            <text:p text:style-name="P5">year 1</text:p>
          </table:table-cell>
          <table:table-cell table:style-name="Tableau8.C1" office:value-type="string">
            <text:p text:style-name="P5">year 2</text:p>
          </table:table-cell>
          <table:table-cell table:style-name="Tableau8.D1" office:value-type="string">
            <text:p text:style-name="P5">…</text:p>
          </table:table-cell>
          <table:table-cell table:style-name="Tableau8.E1" office:value-type="string">
            <text:p text:style-name="P3"><text:span text:style-name="Police_20_par_20_défaut"><text:span text:style-name="T7">year</text:span></text:span><text:span text:style-name="Police_20_par_20_défaut"><text:span text:style-name="T7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5">node 1</text:p>
          </table:table-cell>
          <table:table-cell table:style-name="Tableau8.B2" office:value-type="string">
            <text:p text:style-name="P7">numeric</text:p>
          </table:table-cell>
          <table:table-cell table:style-name="Tableau8.C2" office:value-type="string">
            <text:p text:style-name="P7">numeric</text:p>
          </table:table-cell>
          <table:table-cell table:style-name="Tableau8.D2" office:value-type="string">
            <text:p text:style-name="P7">…</text:p>
          </table:table-cell>
          <table:table-cell table:style-name="Tableau8.E2" office:value-type="string">
            <text:p text:style-name="P7">numeric</text:p>
          </table:table-cell>
        </table:table-row>
        <table:table-row table:style-name="Tableau8.1">
          <table:table-cell table:style-name="Tableau8.A3" office:value-type="string">
            <text:p text:style-name="P5">node 2</text:p>
          </table:table-cell>
          <table:table-cell table:style-name="Tableau8.B3" office:value-type="string">
            <text:p text:style-name="P7">numeric</text:p>
          </table:table-cell>
          <table:table-cell table:style-name="Tableau8.C3" office:value-type="string">
            <text:p text:style-name="P7">numeric</text:p>
          </table:table-cell>
          <table:table-cell table:style-name="Tableau8.D3" office:value-type="string">
            <text:p text:style-name="P7">…</text:p>
          </table:table-cell>
          <table:table-cell table:style-name="Tableau8.E3" office:value-type="string">
            <text:p text:style-name="P7">numeric</text:p>
          </table:table-cell>
        </table:table-row>
        <table:table-row table:style-name="Tableau8.1">
          <table:table-cell table:style-name="Tableau8.A4" office:value-type="string">
            <text:p text:style-name="P5">…</text:p>
          </table:table-cell>
          <table:table-cell table:style-name="Tableau8.B4" office:value-type="string">
            <text:p text:style-name="P7">…</text:p>
          </table:table-cell>
          <table:table-cell table:style-name="Tableau8.C4" office:value-type="string">
            <text:p text:style-name="P7">…</text:p>
          </table:table-cell>
          <table:table-cell table:style-name="Tableau8.D4" office:value-type="string">
            <text:p text:style-name="P7">…</text:p>
          </table:table-cell>
          <table:table-cell table:style-name="Tableau8.E4" office:value-type="string">
            <text:p text:style-name="P7">…</text:p>
          </table:table-cell>
        </table:table-row>
        <table:table-row table:style-name="Tableau8.1">
          <table:table-cell table:style-name="Tableau8.A5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7">numeric</text:p>
          </table:table-cell>
          <table:table-cell table:style-name="Tableau8.C5" office:value-type="string">
            <text:p text:style-name="P7">numeric</text:p>
          </table:table-cell>
          <table:table-cell table:style-name="Tableau8.D5" office:value-type="string">
            <text:p text:style-name="P7">…</text:p>
          </table:table-cell>
          <table:table-cell table:style-name="Tableau8.E5" office:value-type="string">
            <text:p text:style-name="P7">numeric</text:p>
          </table:table-cell>
        </table:table-row>
      </table:table>
      <text:p text:style-name="P24"/>
      <text:p text:style-name="P29"><text:span text:style-name="Police_20_par_20_défaut"><text:span text:style-name="T10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_links</text:span></text:span><text:span text:style-name="Police_20_par_20_défaut"><text:span text:style-name="T9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7"> </text:p>
          </table:table-cell>
          <table:table-cell table:style-name="Tableau9.B1" office:value-type="string">
            <text:p text:style-name="P5">node 1</text:p>
          </table:table-cell>
          <table:table-cell table:style-name="Tableau9.C1" office:value-type="string">
            <text:p text:style-name="P5">node 2</text:p>
          </table:table-cell>
          <table:table-cell table:style-name="Tableau9.D1" office:value-type="string">
            <text:p text:style-name="P5">…</text:p>
          </table:table-cell>
          <table:table-cell table:style-name="Tableau9.E1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5">node 1</text:p>
          </table:table-cell>
          <table:table-cell table:style-name="Tableau9.B2" office:value-type="string">
            <text:p text:style-name="P7">numeric</text:p>
          </table:table-cell>
          <table:table-cell table:style-name="Tableau9.C2" office:value-type="string">
            <text:p text:style-name="P7">numeric</text:p>
          </table:table-cell>
          <table:table-cell table:style-name="Tableau9.D2" office:value-type="string">
            <text:p text:style-name="P7">…</text:p>
          </table:table-cell>
          <table:table-cell table:style-name="Tableau9.E2" office:value-type="string">
            <text:p text:style-name="P7">numeric</text:p>
          </table:table-cell>
        </table:table-row>
        <table:table-row table:style-name="Tableau9.1">
          <table:table-cell table:style-name="Tableau9.A3" office:value-type="string">
            <text:p text:style-name="P5">node 2</text:p>
          </table:table-cell>
          <table:table-cell table:style-name="Tableau9.B3" office:value-type="string">
            <text:p text:style-name="P7">numeric</text:p>
          </table:table-cell>
          <table:table-cell table:style-name="Tableau9.C3" office:value-type="string">
            <text:p text:style-name="P7">numeric</text:p>
          </table:table-cell>
          <table:table-cell table:style-name="Tableau9.D3" office:value-type="string">
            <text:p text:style-name="P7">…</text:p>
          </table:table-cell>
          <table:table-cell table:style-name="Tableau9.E3" office:value-type="string">
            <text:p text:style-name="P7">numeric</text:p>
          </table:table-cell>
        </table:table-row>
        <table:table-row table:style-name="Tableau9.1">
          <table:table-cell table:style-name="Tableau9.A4" office:value-type="string">
            <text:p text:style-name="P5">…</text:p>
          </table:table-cell>
          <table:table-cell table:style-name="Tableau9.B4" office:value-type="string">
            <text:p text:style-name="P7">…</text:p>
          </table:table-cell>
          <table:table-cell table:style-name="Tableau9.C4" office:value-type="string">
            <text:p text:style-name="P7">…</text:p>
          </table:table-cell>
          <table:table-cell table:style-name="Tableau9.D4" office:value-type="string">
            <text:p text:style-name="P7">…</text:p>
          </table:table-cell>
          <table:table-cell table:style-name="Tableau9.E4" office:value-type="string">
            <text:p text:style-name="P7">…</text:p>
          </table:table-cell>
        </table:table-row>
        <table:table-row table:style-name="Tableau9.1">
          <table:table-cell table:style-name="Tableau9.A5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7">numeric</text:p>
          </table:table-cell>
          <table:table-cell table:style-name="Tableau9.C5" office:value-type="string">
            <text:p text:style-name="P7">numeric</text:p>
          </table:table-cell>
          <table:table-cell table:style-name="Tableau9.D5" office:value-type="string">
            <text:p text:style-name="P7">…</text:p>
          </table:table-cell>
          <table:table-cell table:style-name="Tableau9.E5" office:value-type="string">
            <text:p text:style-name="P7">numeric</text:p>
          </table:table-cell>
        </table:table-row>
      </table:table>
      <text:p text:style-name="P24"/>
      <text:p text:style-name="P24"/>
      <text:p text:style-name="P29"><text:soft-page-break/><text:span text:style-name="Police_20_par_20_défaut"><text:span text:style-name="T10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ode_links</text:span></text:span><text:span text:style-name="Police_20_par_20_défaut"><text:span text:style-name="T9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5">endpoint.1</text:p>
          </table:table-cell>
          <table:table-cell table:style-name="Tableau10.B1" office:value-type="string">
            <text:p text:style-name="P5">endpoint.2</text:p>
          </table:table-cell>
          <table:table-cell table:style-name="Tableau10.C1" office:value-type="string">
            <text:p text:style-name="P5">items</text:p>
          </table:table-cell>
          <table:table-cell table:style-name="Tableau10.D1" office:value-type="string">
            <text:p text:style-name="P5">weight</text:p>
          </table:table-cell>
        </table:table-row>
        <table:table-row table:style-name="Tableau10.1">
          <table:table-cell table:style-name="Tableau10.A2" office:value-type="string">
            <text:p text:style-name="P7">numeric</text:p>
          </table:table-cell>
          <table:table-cell table:style-name="Tableau10.B2" office:value-type="string">
            <text:p text:style-name="P7">numeric</text:p>
          </table:table-cell>
          <table:table-cell table:style-name="Tableau10.C2" office:value-type="string">
            <text:p text:style-name="P7">character</text:p>
          </table:table-cell>
          <table:table-cell table:style-name="Tableau10.D2" office:value-type="string">
            <text:p text:style-name="P7">numeric</text:p>
          </table:table-cell>
        </table:table-row>
      </table:table>
      <text:p text:style-name="P37"/>
      <text:p text:style-name="P29"><text:span text:style-name="Police_20_par_20_défaut"><text:span text:style-name="T10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8">n</text:span></text:span><text:span text:style-name="Police_20_par_20_défaut"><text:span text:style-name="T13">odes_patterns</text:span></text:span><text:span text:style-name="Police_20_par_20_défaut"><text:span text:style-name="T9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7"> </text:p>
          </table:table-cell>
          <table:table-cell table:style-name="Tableau11.B1" office:value-type="string">
            <text:p text:style-name="P5">pattern 1</text:p>
          </table:table-cell>
          <table:table-cell table:style-name="Tableau11.C1" office:value-type="string">
            <text:p text:style-name="P5">pattern 2</text:p>
          </table:table-cell>
          <table:table-cell table:style-name="Tableau11.D1" office:value-type="string">
            <text:p text:style-name="P5">…</text:p>
          </table:table-cell>
          <table:table-cell table:style-name="Tableau11.E1" office:value-type="string">
            <text:p text:style-name="P3"><text:span text:style-name="Police_20_par_20_défaut"><text:span text:style-name="T7">pattern</text:span></text:span><text:span text:style-name="Police_20_par_20_défaut"><text:span text:style-name="T7"><draw:frame draw:style-name="fr2" draw:name="Objet117" text:anchor-type="as-char" svg:width="0.503cm" svg:height="0.467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5">node 1</text:p>
          </table:table-cell>
          <table:table-cell table:style-name="Tableau11.B2" office:value-type="string">
            <text:p text:style-name="P7">logical</text:p>
          </table:table-cell>
          <table:table-cell table:style-name="Tableau11.C2" office:value-type="string">
            <text:p text:style-name="P7">logical</text:p>
          </table:table-cell>
          <table:table-cell table:style-name="Tableau11.D2" office:value-type="string">
            <text:p text:style-name="P7">…</text:p>
          </table:table-cell>
          <table:table-cell table:style-name="Tableau11.E2" office:value-type="string">
            <text:p text:style-name="P7">logical</text:p>
          </table:table-cell>
        </table:table-row>
        <table:table-row table:style-name="Tableau11.1">
          <table:table-cell table:style-name="Tableau11.A3" office:value-type="string">
            <text:p text:style-name="P5">node 2</text:p>
          </table:table-cell>
          <table:table-cell table:style-name="Tableau11.B3" office:value-type="string">
            <text:p text:style-name="P7">logical</text:p>
          </table:table-cell>
          <table:table-cell table:style-name="Tableau11.C3" office:value-type="string">
            <text:p text:style-name="P7">logical</text:p>
          </table:table-cell>
          <table:table-cell table:style-name="Tableau11.D3" office:value-type="string">
            <text:p text:style-name="P7">…</text:p>
          </table:table-cell>
          <table:table-cell table:style-name="Tableau11.E3" office:value-type="string">
            <text:p text:style-name="P7">logical</text:p>
          </table:table-cell>
        </table:table-row>
        <table:table-row table:style-name="Tableau11.1">
          <table:table-cell table:style-name="Tableau11.A4" office:value-type="string">
            <text:p text:style-name="P5">…</text:p>
          </table:table-cell>
          <table:table-cell table:style-name="Tableau11.B4" office:value-type="string">
            <text:p text:style-name="P7">…</text:p>
          </table:table-cell>
          <table:table-cell table:style-name="Tableau11.C4" office:value-type="string">
            <text:p text:style-name="P7">…</text:p>
          </table:table-cell>
          <table:table-cell table:style-name="Tableau11.D4" office:value-type="string">
            <text:p text:style-name="P7">…</text:p>
          </table:table-cell>
          <table:table-cell table:style-name="Tableau11.E4" office:value-type="string">
            <text:p text:style-name="P7">…</text:p>
          </table:table-cell>
        </table:table-row>
        <table:table-row table:style-name="Tableau11.1">
          <table:table-cell table:style-name="Tableau11.A5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6" text:anchor-type="as-char" svg:width="0.564cm" svg:height="0.467cm" draw:z-index="10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7">logical</text:p>
          </table:table-cell>
          <table:table-cell table:style-name="Tableau11.C5" office:value-type="string">
            <text:p text:style-name="P7">logical</text:p>
          </table:table-cell>
          <table:table-cell table:style-name="Tableau11.D5" office:value-type="string">
            <text:p text:style-name="P7">…</text:p>
          </table:table-cell>
          <table:table-cell table:style-name="Tableau11.E5" office:value-type="string">
            <text:p text:style-name="P7">logical</text:p>
          </table:table-cell>
        </table:table-row>
      </table:table>
      <text:p text:style-name="P22"/>
      <text:p text:style-name="P29"><text:span text:style-name="Police_20_par_20_défaut"><text:span text:style-name="T10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tterns</text:span></text:span><text:span text:style-name="Police_20_par_20_défaut"><text:span text:style-name="T9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5">pattern</text:p>
          </table:table-cell>
          <table:table-cell table:style-name="Tableau12.B1" office:value-type="string">
            <text:p text:style-name="P5">year</text:p>
          </table:table-cell>
          <table:table-cell table:style-name="Tableau12.C1" office:value-type="string">
            <text:p text:style-name="P5">length</text:p>
          </table:table-cell>
          <table:table-cell table:style-name="Tableau12.D1" office:value-type="string">
            <text:p text:style-name="P63">support</text:p>
          </table:table-cell>
          <table:table-cell table:style-name="Tableau12.E1" office:value-type="string">
            <text:p text:style-name="P5">frequency</text:p>
          </table:table-cell>
          <table:table-cell table:style-name="Tableau12.F1" office:value-type="string">
            <text:p text:style-name="P5">weight</text:p>
          </table:table-cell>
          <table:table-cell table:style-name="Tableau12.G1" office:value-type="string">
            <text:p text:style-name="P5">specificity</text:p>
          </table:table-cell>
          <table:table-cell table:style-name="Tableau12.H1" office:value-type="string">
            <text:p text:style-name="P5">status</text:p>
          </table:table-cell>
        </table:table-row>
        <table:table-row table:style-name="Tableau12.1">
          <table:table-cell table:style-name="Tableau12.A2" office:value-type="string">
            <text:p text:style-name="P3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12.B2" office:value-type="string">
            <text:p text:style-name="P7">numeric</text:p>
          </table:table-cell>
          <table:table-cell table:style-name="Tableau12.C2" office:value-type="string">
            <text:p text:style-name="P7">numeric</text:p>
          </table:table-cell>
          <table:table-cell table:style-name="Tableau12.D2" office:value-type="string">
            <text:p text:style-name="P68">numeric</text:p>
          </table:table-cell>
          <table:table-cell table:style-name="Tableau12.E2" office:value-type="string">
            <text:p text:style-name="P7">numeric</text:p>
          </table:table-cell>
          <table:table-cell table:style-name="Tableau12.F2" office:value-type="string">
            <text:p text:style-name="P7">numeric</text:p>
          </table:table-cell>
          <table:table-cell table:style-name="Tableau12.G2" office:value-type="string">
            <text:p text:style-name="P7">numeric</text:p>
          </table:table-cell>
          <table:table-cell table:style-name="Tableau12.H2" office:value-type="string">
            <text:p text:style-name="P7">character</text:p>
          </table:table-cell>
        </table:table-row>
      </table:table>
      <text:p text:style-name="P22"/>
      <text:p text:style-name="P29"><text:span text:style-name="Police_20_par_20_défaut"><text:span text:style-name="T10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tterns_per_year</text:span></text:span><text:span text:style-name="Police_20_par_20_défaut"><text:span text:style-name="T9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7"> </text:p>
          </table:table-cell>
          <table:table-cell table:style-name="Tableau13.B1" office:value-type="string">
            <text:p text:style-name="P5">year 1</text:p>
          </table:table-cell>
          <table:table-cell table:style-name="Tableau13.C1" office:value-type="string">
            <text:p text:style-name="P5">year 2</text:p>
          </table:table-cell>
          <table:table-cell table:style-name="Tableau13.D1" office:value-type="string">
            <text:p text:style-name="P5">…</text:p>
          </table:table-cell>
          <table:table-cell table:style-name="Tableau13.E1" office:value-type="string">
            <text:p text:style-name="P3"><text:span text:style-name="Police_20_par_20_défaut"><text:span text:style-name="T7">year</text:span></text:span><text:span text:style-name="Police_20_par_20_défaut"><text:span text:style-name="T7"><draw:frame draw:style-name="fr2" draw:name="Objet119" text:anchor-type="as-char" svg:width="0.512cm" svg:height="0.467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5">pattern 1</text:p>
          </table:table-cell>
          <table:table-cell table:style-name="Tableau13.B2" office:value-type="string">
            <text:p text:style-name="P7">numeric</text:p>
          </table:table-cell>
          <table:table-cell table:style-name="Tableau13.C2" office:value-type="string">
            <text:p text:style-name="P7">numeric</text:p>
          </table:table-cell>
          <table:table-cell table:style-name="Tableau13.D2" office:value-type="string">
            <text:p text:style-name="P7">…</text:p>
          </table:table-cell>
          <table:table-cell table:style-name="Tableau13.E2" office:value-type="string">
            <text:p text:style-name="P7">numeric</text:p>
          </table:table-cell>
        </table:table-row>
        <table:table-row table:style-name="Tableau13.1">
          <table:table-cell table:style-name="Tableau13.A3" office:value-type="string">
            <text:p text:style-name="P5">pattern 2</text:p>
          </table:table-cell>
          <table:table-cell table:style-name="Tableau13.B3" office:value-type="string">
            <text:p text:style-name="P7">numeric</text:p>
          </table:table-cell>
          <table:table-cell table:style-name="Tableau13.C3" office:value-type="string">
            <text:p text:style-name="P7">numeric</text:p>
          </table:table-cell>
          <table:table-cell table:style-name="Tableau13.D3" office:value-type="string">
            <text:p text:style-name="P7">…</text:p>
          </table:table-cell>
          <table:table-cell table:style-name="Tableau13.E3" office:value-type="string">
            <text:p text:style-name="P7">numeric</text:p>
          </table:table-cell>
        </table:table-row>
        <table:table-row table:style-name="Tableau13.1">
          <table:table-cell table:style-name="Tableau13.A4" office:value-type="string">
            <text:p text:style-name="P5">…</text:p>
          </table:table-cell>
          <table:table-cell table:style-name="Tableau13.B4" office:value-type="string">
            <text:p text:style-name="P7">…</text:p>
          </table:table-cell>
          <table:table-cell table:style-name="Tableau13.C4" office:value-type="string">
            <text:p text:style-name="P7">…</text:p>
          </table:table-cell>
          <table:table-cell table:style-name="Tableau13.D4" office:value-type="string">
            <text:p text:style-name="P7">…</text:p>
          </table:table-cell>
          <table:table-cell table:style-name="Tableau13.E4" office:value-type="string">
            <text:p text:style-name="P7">…</text:p>
          </table:table-cell>
        </table:table-row>
        <table:table-row table:style-name="Tableau13.1">
          <table:table-cell table:style-name="Tableau13.A5" office:value-type="string">
            <text:p text:style-name="P3"><text:span text:style-name="Police_20_par_20_défaut"><text:span text:style-name="T8">p</text:span></text:span><text:span text:style-name="Police_20_par_20_défaut"><text:span text:style-name="T7">attern</text:span></text:span><text:span text:style-name="Police_20_par_20_défaut"><text:span text:style-name="T7"><draw:frame draw:style-name="fr2" draw:name="Objet118" text:anchor-type="as-char" svg:width="0.503cm" svg:height="0.467cm" draw:z-index="10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7">numeric</text:p>
          </table:table-cell>
          <table:table-cell table:style-name="Tableau13.C5" office:value-type="string">
            <text:p text:style-name="P7">numeric</text:p>
          </table:table-cell>
          <table:table-cell table:style-name="Tableau13.D5" office:value-type="string">
            <text:p text:style-name="P7">…</text:p>
          </table:table-cell>
          <table:table-cell table:style-name="Tableau13.E5" office:value-type="string">
            <text:p text:style-name="P7">numeric</text:p>
          </table:table-cell>
        </table:table-row>
      </table:table>
      <text:p text:style-name="P38"/>
      <text:p text:style-name="P29"><text:span text:style-name="Police_20_par_20_défaut"><text:span text:style-name="T10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_links</text:span></text:span><text:span text:style-name="Police_20_par_20_défaut"><text:span text:style-name="T9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7"> </text:p>
          </table:table-cell>
          <table:table-cell table:style-name="Tableau14.B1" office:value-type="string">
            <text:p text:style-name="P5">pattern 1</text:p>
          </table:table-cell>
          <table:table-cell table:style-name="Tableau14.C1" office:value-type="string">
            <text:p text:style-name="P5">pattern 2</text:p>
          </table:table-cell>
          <table:table-cell table:style-name="Tableau14.D1" office:value-type="string">
            <text:p text:style-name="P5">…</text:p>
          </table:table-cell>
          <table:table-cell table:style-name="Tableau14.E1" office:value-type="string">
            <text:p text:style-name="P3"><text:span text:style-name="Police_20_par_20_défaut"><text:span text:style-name="T7">pattern</text:span></text:span><text:span text:style-name="Police_20_par_20_défaut"><text:span text:style-name="T7"><draw:frame draw:style-name="fr2" draw:name="Objet120" text:anchor-type="as-char" svg:width="0.503cm" svg:height="0.467cm" draw:z-index="10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5">pattern 1</text:p>
          </table:table-cell>
          <table:table-cell table:style-name="Tableau14.B2" office:value-type="string">
            <text:p text:style-name="P7">numeric</text:p>
          </table:table-cell>
          <table:table-cell table:style-name="Tableau14.C2" office:value-type="string">
            <text:p text:style-name="P7">numeric</text:p>
          </table:table-cell>
          <table:table-cell table:style-name="Tableau14.D2" office:value-type="string">
            <text:p text:style-name="P7">…</text:p>
          </table:table-cell>
          <table:table-cell table:style-name="Tableau14.E2" office:value-type="string">
            <text:p text:style-name="P7">numeric</text:p>
          </table:table-cell>
        </table:table-row>
        <table:table-row table:style-name="Tableau14.1">
          <table:table-cell table:style-name="Tableau14.A3" office:value-type="string">
            <text:p text:style-name="P5">pattern 2</text:p>
          </table:table-cell>
          <table:table-cell table:style-name="Tableau14.B3" office:value-type="string">
            <text:p text:style-name="P7">numeric</text:p>
          </table:table-cell>
          <table:table-cell table:style-name="Tableau14.C3" office:value-type="string">
            <text:p text:style-name="P7">numeric</text:p>
          </table:table-cell>
          <table:table-cell table:style-name="Tableau14.D3" office:value-type="string">
            <text:p text:style-name="P7">…</text:p>
          </table:table-cell>
          <table:table-cell table:style-name="Tableau14.E3" office:value-type="string">
            <text:p text:style-name="P7">numeric</text:p>
          </table:table-cell>
        </table:table-row>
        <table:table-row table:style-name="Tableau14.1">
          <table:table-cell table:style-name="Tableau14.A4" office:value-type="string">
            <text:p text:style-name="P5">…</text:p>
          </table:table-cell>
          <table:table-cell table:style-name="Tableau14.B4" office:value-type="string">
            <text:p text:style-name="P7">…</text:p>
          </table:table-cell>
          <table:table-cell table:style-name="Tableau14.C4" office:value-type="string">
            <text:p text:style-name="P7">…</text:p>
          </table:table-cell>
          <table:table-cell table:style-name="Tableau14.D4" office:value-type="string">
            <text:p text:style-name="P7">…</text:p>
          </table:table-cell>
          <table:table-cell table:style-name="Tableau14.E4" office:value-type="string">
            <text:p text:style-name="P7">…</text:p>
          </table:table-cell>
        </table:table-row>
        <table:table-row table:style-name="Tableau14.1">
          <table:table-cell table:style-name="Tableau14.A5" office:value-type="string">
            <text:p text:style-name="P3"><text:span text:style-name="Police_20_par_20_défaut"><text:span text:style-name="T7">pattern</text:span></text:span><text:span text:style-name="Police_20_par_20_défaut"><text:span text:style-name="T7"><draw:frame draw:style-name="fr2" draw:name="Objet121" text:anchor-type="as-char" svg:width="0.503cm" svg:height="0.467cm" draw:z-index="10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7">numeric</text:p>
          </table:table-cell>
          <table:table-cell table:style-name="Tableau14.C5" office:value-type="string">
            <text:p text:style-name="P7">numeric</text:p>
          </table:table-cell>
          <table:table-cell table:style-name="Tableau14.D5" office:value-type="string">
            <text:p text:style-name="P7">…</text:p>
          </table:table-cell>
          <table:table-cell table:style-name="Tableau14.E5" office:value-type="string">
            <text:p text:style-name="P7">numeric</text:p>
          </table:table-cell>
        </table:table-row>
      </table:table>
      <text:p text:style-name="P24"/>
      <text:p text:style-name="P29"><text:span text:style-name="Police_20_par_20_défaut"><text:span text:style-name="T10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ttern_links</text:span></text:span><text:span text:style-name="Police_20_par_20_défaut"><text:span text:style-name="T9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5">endpoint.1</text:p>
          </table:table-cell>
          <table:table-cell table:style-name="Tableau15.B1" office:value-type="string">
            <text:p text:style-name="P5">endpoint.2</text:p>
          </table:table-cell>
          <table:table-cell table:style-name="Tableau15.C1" office:value-type="string">
            <text:p text:style-name="P5">items</text:p>
          </table:table-cell>
          <table:table-cell table:style-name="Tableau15.D1" office:value-type="string">
            <text:p text:style-name="P5">weight</text:p>
          </table:table-cell>
          <table:table-cell table:style-name="Tableau15.E1" office:value-type="string">
            <text:p text:style-name="P5">year</text:p>
          </table:table-cell>
        </table:table-row>
        <table:table-row table:style-name="Tableau15.1">
          <table:table-cell table:style-name="Tableau15.A2" office:value-type="string">
            <text:p text:style-name="P7">numeric</text:p>
          </table:table-cell>
          <table:table-cell table:style-name="Tableau15.B2" office:value-type="string">
            <text:p text:style-name="P7">numeric</text:p>
          </table:table-cell>
          <table:table-cell table:style-name="Tableau15.C2" office:value-type="string">
            <text:p text:style-name="P7">character</text:p>
          </table:table-cell>
          <table:table-cell table:style-name="Tableau15.D2" office:value-type="string">
            <text:p text:style-name="P7">numeric</text:p>
          </table:table-cell>
          <table:table-cell table:style-name="Tableau15.E2" office:value-type="string">
            <text:p text:style-name="P7">numeric</text:p>
          </table:table-cell>
        </table:table-row>
      </table:table>
      <text:p text:style-name="P38"/>
      <text:h text:style-name="P61" text:outline-level="1">Methods</text:h>
      <text:p text:style-name="P29"><text:span text:style-name="Police_20_par_20_défaut"><text:span text:style-name="T10"><draw:frame draw:style-name="fr2" draw:name="Objet74" text:anchor-type="as-char" svg:width="0.439cm" svg:height="0.467cm" draw:z-index="105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transaction.analyzer(transactions</text:span></text:span><text:span text:style-name="Police_20_par_20_défaut"><text:span text:style-name="T9">: see attribute </text:span></text:span><text:span text:style-name="Police_20_par_20_défaut"><text:span text:style-name="T13">transactions</text:span></text:span><text:span text:style-name="Police_20_par_20_défaut"><text:span text:style-name="T9">,</text:span></text:span><text:span text:style-name="Police_20_par_20_défaut"><text:span text:style-name="T13"> items</text:span></text:span><text:span text:style-name="Police_20_par_20_défaut"><text:span text:style-name="T9">: see data.frame below,</text:span></text:span></text:p>
      <text:p text:style-name="P45"><text:span text:style-name="Police_20_par_20_défaut"><text:span text:style-name="T9"><text:s text:c="2"/></text:span></text:span><text:span text:style-name="Police_20_par_20_défaut"><text:span text:style-name="T13">target</text:span></text:span><text:span text:style-name="Police_20_par_20_défaut"><text:span text:style-name="T9">: character, </text:span></text:span><text:span text:style-name="Police_20_par_20_défaut"><text:span text:style-name="T13">count</text:span></text:span><text:span text:style-name="Police_20_par_20_défaut"><text:span text:style-name="T9">: numeric, </text:span></text:span><text:span text:style-name="Police_20_par_20_défaut"><text:span text:style-name="T13">min_length</text:span></text:span><text:span text:style-name="Police_20_par_20_défaut"><text:span text:style-name="T9">: numeric,</text:span></text:span></text:p>
      <text:p text:style-name="P45"><text:span text:style-name="Police_20_par_20_défaut"><text:span text:style-name="T13"><text:s text:c="2"/>max_length</text:span></text:span><text:span text:style-name="Police_20_par_20_défaut"><text:span text:style-name="T9">: numeric, </text:span></text:span><text:span text:style-name="Police_20_par_20_défaut"><text:span text:style-name="T13">status_limit</text:span></text:span><text:span text:style-name="Police_20_par_20_défaut"><text:span text:style-name="T9">: numeric, </text:span></text:span><text:span text:style-name="Police_20_par_20_défaut"><text:span text:style-name="T14">init</text:span></text:span><text:span text:style-name="Police_20_par_20_défaut"><text:span text:style-name="T9">: logical, </text:span></text:span><text:span text:style-name="Police_20_par_20_défaut"><text:span text:style-name="T14">verbose</text:span></text:span><text:span text:style-name="Police_20_par_20_défaut"><text:span text:style-name="T9">: logical</text:span></text:span><text:span text:style-name="Police_20_par_20_défaut"><text:span text:style-name="T13">)</text:span></text:span><text:span text:style-name="Police_20_par_20_défaut"><text:span text:style-name="T20">:</text:span></text:span></text:p>
      <text:p text:style-name="P45"><text:span text:style-name="Police_20_par_20_défaut"><text:span text:style-name="T13"><text:s text:c="2"/></text:span></text:span><text:span text:style-name="Police_20_par_20_défaut"><text:span text:style-name="T20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5">item</text:p>
          </table:table-cell>
          <table:table-cell table:style-name="Tableau16.B1" office:value-type="string">
            <text:p text:style-name="P5">name</text:p>
          </table:table-cell>
          <table:table-cell table:style-name="Tableau16.C1" office:value-type="string">
            <text:p text:style-name="P5">category 1</text:p>
          </table:table-cell>
          <table:table-cell table:style-name="Tableau16.D1" office:value-type="string">
            <text:p text:style-name="P5">category 2</text:p>
          </table:table-cell>
          <table:table-cell table:style-name="Tableau16.E1" office:value-type="string">
            <text:p text:style-name="P5">…</text:p>
          </table:table-cell>
          <table:table-cell table:style-name="Tableau16.F1" office:value-type="string">
            <text:p text:style-name="P3"><text:span text:style-name="Police_20_par_20_défaut"><text:span text:style-name="T7">category</text:span></text:span><text:span text:style-name="Police_20_par_20_défaut"><text:span text:style-name="T7"><draw:frame draw:style-name="fr2" draw:name="Objet122" text:anchor-type="as-char" svg:width="0.513cm" svg:height="0.467cm" draw:z-index="109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3"><text:span text:style-name="Police_20_par_20_défaut"><text:span text:style-name="T11">character</text:span></text:span></text:p>
          </table:table-cell>
          <table:table-cell table:style-name="Tableau16.B2" office:value-type="string">
            <text:p text:style-name="P7">character</text:p>
          </table:table-cell>
          <table:table-cell table:style-name="Tableau16.C2" office:value-type="string">
            <text:p text:style-name="P7">factor</text:p>
          </table:table-cell>
          <table:table-cell table:style-name="Tableau16.D2" office:value-type="string">
            <text:p text:style-name="P7">factor</text:p>
          </table:table-cell>
          <table:table-cell table:style-name="Tableau16.E2" office:value-type="string">
            <text:p text:style-name="P7">…</text:p>
          </table:table-cell>
          <table:table-cell table:style-name="Tableau16.F2" office:value-type="string">
            <text:p text:style-name="P7">factor</text:p>
          </table:table-cell>
        </table:table-row>
      </table:table>
      <text:p text:style-name="P24"/>
      <text:p text:style-name="P29"><text:span text:style-name="Police_20_par_20_défaut"><text:span text:style-name="T10"><draw:frame draw:style-name="fr2" draw:name="Objet75" text:anchor-type="as-char" svg:width="0.439cm" svg:height="0.467cm" draw:z-index="106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reset(object</text:span></text:span><text:span text:style-name="Police_20_par_20_défaut"><text:span text:style-name="T9">: TransactionAnalyzer, </text:span></text:span><text:span text:style-name="Police_20_par_20_défaut"><text:span text:style-name="T14">from</text:span></text:span><text:span text:style-name="Police_20_par_20_défaut"><text:span text:style-name="T9">: numeric, </text:span></text:span><text:span text:style-name="Police_20_par_20_défaut"><text:span text:style-name="T14">verbose</text:span></text:span><text:span text:style-name="Police_20_par_20_défaut"><text:span text:style-name="T9">: logical</text:span></text:span><text:span text:style-name="Police_20_par_20_défaut"><text:span text:style-name="T14">)</text:span></text:span></text:p>
      <text:p text:style-name="P24"/>
      <text:p text:style-name="P29"><text:span text:style-name="Police_20_par_20_défaut"><text:span text:style-name="T10"><draw:frame draw:style-name="fr2" draw:name="Objet76" text:anchor-type="as-char" svg:width="0.439cm" svg:height="0.467cm" draw:z-index="107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init(part</text:span></text:span><text:span text:style-name="Police_20_par_20_défaut"><text:span text:style-name="T9">: character, </text:span></text:span><text:span text:style-name="Police_20_par_20_défaut"><text:span text:style-name="T14">verbose</text:span></text:span><text:span text:style-name="Police_20_par_20_défaut"><text:span text:style-name="T9">: logical</text:span></text:span><text:span text:style-name="Police_20_par_20_défaut"><text:span text:style-name="T14">): </text:span></text:span><text:span text:style-name="Police_20_par_20_défaut"><text:span text:style-name="T9">itemsets (class object from arules</text:span></text:span><text:span text:style-name="Police_20_par_20_défaut"><text:span text:style-name="T13"> </text:span></text:span><text:span text:style-name="Police_20_par_20_défaut"><text:span text:style-name="T9">package) or NULL</text:span></text:span></text:p>
      <text:p text:style-name="P29"><text:span text:style-name="Police_20_par_20_défaut"><text:span text:style-name="T11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nodes(verbose</text:span></text:span><text:span text:style-name="T9">: logical</text:span><text:span text:style-name="Police_20_par_20_défaut"><text:span text:style-name="T14">)</text:span></text:span></text:p>
      <text:p text:style-name="P29"><text:span text:style-name="Police_20_par_20_défaut"><text:span text:style-name="T11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node_links(verbose</text:span></text:span><text:span text:style-name="T9">: logical</text:span><text:span text:style-name="Police_20_par_20_défaut"><text:span text:style-name="T14">)</text:span></text:span></text:p>
      <text:p text:style-name="P29"><text:span text:style-name="Police_20_par_20_défaut"><text:span text:style-name="T11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patterns(verbose</text:span></text:span><text:span text:style-name="Police_20_par_20_défaut"><text:span text:style-name="T9">: logical</text:span></text:span><text:span text:style-name="Police_20_par_20_défaut"><text:span text:style-name="T14">): </text:span></text:span><text:span text:style-name="Police_20_par_20_défaut"><text:span text:style-name="T9">itemsets (class object from arules</text:span></text:span><text:span text:style-name="Police_20_par_20_défaut"><text:span text:style-name="T13"> </text:span></text:span><text:span text:style-name="Police_20_par_20_défaut"><text:span text:style-name="T9">package) or NULL</text:span></text:span></text:p>
      <text:p text:style-name="P29"><text:span text:style-name="Police_20_par_20_défaut"><text:span text:style-name="T11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pattern_links(verbose</text:span></text:span><text:span text:style-name="Police_20_par_20_défaut"><text:span text:style-name="T9">: logical</text:span></text:span><text:span text:style-name="Police_20_par_20_défaut"><text:span text:style-name="T14">)</text:span></text:span></text:p>
      <text:p text:style-name="P24"/>
      <text:p text:style-name="P29"><text:span text:style-name="Police_20_par_20_défaut"><text:span text:style-name="T10"><draw:frame draw:style-name="fr2" draw:name="Objet77" text:anchor-type="as-char" svg:width="0.439cm" svg:height="0.467cm" draw:z-index="108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is_init(part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 logical or vector(logical)</text:span></text:span></text:p>
      <text:p text:style-name="P29"><text:span text:style-name="Police_20_par_20_défaut"><text:span text:style-name="T11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nodes()</text:span></text:span><text:span text:style-name="Police_20_par_20_défaut"><text:span text:style-name="T9">: logical</text:span></text:span></text:p>
      <text:p text:style-name="P29"><text:span text:style-name="Police_20_par_20_défaut"><text:span text:style-name="T11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node_links()</text:span></text:span><text:span text:style-name="Police_20_par_20_défaut"><text:span text:style-name="T9">: logical</text:span></text:span></text:p>
      <text:p text:style-name="P29"><text:span text:style-name="Police_20_par_20_défaut"><text:span text:style-name="T11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patterns()</text:span></text:span><text:span text:style-name="Police_20_par_20_défaut"><text:span text:style-name="T9">: logical</text:span></text:span></text:p>
      <text:p text:style-name="P29"><text:span text:style-name="Police_20_par_20_défaut"><text:span text:style-name="T11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pattern_links()</text:span></text:span><text:span text:style-name="Police_20_par_20_défaut"><text:span text:style-name="T9">: logical</text:span></text:span></text:p>
      <text:p text:style-name="P29"><text:span text:style-name="Police_20_par_20_défaut"><text:span text:style-name="T11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check_init(part</text:span></text:span><text:span text:style-name="Police_20_par_20_défaut"><text:span text:style-name="T9">: character or vector(character), </text:span></text:span><text:span text:style-name="Police_20_par_20_défaut"><text:span text:style-name="T14">stop</text:span></text:span><text:span text:style-name="Police_20_par_20_défaut"><text:span text:style-name="T9">: logical, </text:span></text:span><text:span text:style-name="Police_20_par_20_défaut"><text:span text:style-name="T14">prefix</text:span></text:span><text:span text:style-name="Police_20_par_20_défaut"><text:span text:style-name="T9">: character, </text:span></text:span><text:span text:style-name="Police_20_par_20_défaut"><text:span text:style-name="T14">suffix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43"><text:span text:style-name="Police_20_par_20_défaut"><text:span text:style-name="T9"><text:s text:c="12"/>logical or vector(logical)</text:span></text:span></text:p>
      <text:p text:style-name="P24"/>
      <text:p text:style-name="P29"><text:span text:style-name="Police_20_par_20_défaut"><text:span text:style-name="T11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trx_per_year()</text:span></text:span><text:span text:style-name="Police_20_par_20_défaut"><text:span text:style-name="T9">: see attribute</text:span></text:span><text:span text:style-name="Police_20_par_20_défaut"><text:span text:style-name="T13"> nodes_per_year</text:span></text:span></text:p>
      <text:p text:style-name="P29"><text:span text:style-name="Police_20_par_20_défaut"><text:span text:style-name="T11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separate_trx()</text:span></text:span><text:span text:style-name="Police_20_par_20_défaut"><text:span text:style-name="T9">: see attribute</text:span></text:span><text:span text:style-name="Police_20_par_20_défaut"><text:span text:style-name="T13"> nodes</text:span></text:span></text:p>
      <text:p text:style-name="P29"><text:span text:style-name="Police_20_par_20_défaut"><text:span text:style-name="T11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unt_links(entities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s </text:span></text:span><text:span text:style-name="Police_20_par_20_défaut"><text:span text:style-name="T13">n_links</text:span></text:span><text:span text:style-name="Police_20_par_20_défaut"><text:span text:style-name="T9"> and </text:span></text:span><text:span text:style-name="Police_20_par_20_défaut"><text:span text:style-name="T13">p_links</text:span></text:span></text:p>
      <text:p text:style-name="P29"><text:span text:style-name="Police_20_par_20_défaut"><text:span text:style-name="T11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search_links(entities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s</text:span></text:span><text:span text:style-name="Police_20_par_20_défaut"><text:span text:style-name="T13"> node_links</text:span></text:span><text:span text:style-name="Police_20_par_20_défaut"><text:span text:style-name="T9"> and </text:span></text:span><text:span text:style-name="Police_20_par_20_défaut"><text:span text:style-name="T13">pattern_links</text:span></text:span></text:p>
      <text:p text:style-name="P24"/>
      <text:p text:style-name="P29"><text:span text:style-name="Police_20_par_20_défaut"><text:span text:style-name="T11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separate_patterns(target</text:span></text:span><text:span text:style-name="Police_20_par_20_défaut"><text:span text:style-name="T9">: character, </text:span></text:span><text:span text:style-name="Police_20_par_20_défaut"><text:span text:style-name="T13">count</text:span></text:span><text:span text:style-name="Police_20_par_20_défaut"><text:span text:style-name="T9">: numeric, </text:span></text:span><text:span text:style-name="Police_20_par_20_défaut"><text:span text:style-name="T13">min_length</text:span></text:span><text:span text:style-name="Police_20_par_20_défaut"><text:span text:style-name="T9">: numeric, </text:span></text:span></text:p>
      <text:p text:style-name="P53"><text:span text:style-name="Police_20_par_20_défaut"><text:span text:style-name="T13"><text:s text:c="6"/>max_length</text:span></text:span><text:span text:style-name="Police_20_par_20_défaut"><text:span text:style-name="T9">: numeric, </text:span></text:span><text:span text:style-name="Police_20_par_20_défaut"><text:span text:style-name="T14">arules</text:span></text:span><text:span text:style-name="Police_20_par_20_défaut"><text:span text:style-name="T9">: logical</text:span></text:span><text:span text:style-name="Police_20_par_20_défaut"><text:span text:style-name="T13">)</text:span></text:span><text:span text:style-name="Police_20_par_20_défaut"><text:span text:style-name="T9">: itemsets (class object from arules</text:span></text:span></text:p>
      <text:p text:style-name="P53"><text:span text:style-name="Police_20_par_20_défaut"><text:span text:style-name="T13"><text:s text:c="6"/></text:span></text:span><text:span text:style-name="Police_20_par_20_défaut"><text:span text:style-name="T9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5">pattern</text:p>
          </table:table-cell>
          <table:table-cell table:style-name="Tableau17.B1" office:value-type="string">
            <text:p text:style-name="P64">support</text:p>
          </table:table-cell>
          <table:table-cell table:style-name="Tableau17.C1" office:value-type="string">
            <text:p text:style-name="P5">frequency</text:p>
          </table:table-cell>
        </table:table-row>
        <table:table-row table:style-name="Tableau17.1">
          <table:table-cell table:style-name="Tableau17.A2" office:value-type="string">
            <text:p text:style-name="P3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17.B2" office:value-type="string">
            <text:p text:style-name="P69">numeric</text:p>
          </table:table-cell>
          <table:table-cell table:style-name="Tableau17.C2" office:value-type="string">
            <text:p text:style-name="P7">numeric</text:p>
          </table:table-cell>
        </table:table-row>
      </table:table>
      <text:p text:style-name="P24"/>
      <text:p text:style-name="P29"><text:span text:style-name="Police_20_par_20_défaut"><text:span text:style-name="T11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patterns_by_trx()</text:span></text:span><text:span text:style-name="Police_20_par_20_défaut"><text:span text:style-name="T9">: see attribute </text:span></text:span><text:span text:style-name="Police_20_par_20_défaut"><text:span text:style-name="T13">nodes_patterns</text:span></text:span></text:p>
      <text:p text:style-name="P29"><text:span text:style-name="Police_20_par_20_défaut"><text:span text:style-name="T11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patterns_per_year()</text:span></text:span><text:span text:style-name="Police_20_par_20_défaut"><text:span text:style-name="T9">: see attribute </text:span></text:span><text:span text:style-name="Police_20_par_20_défaut"><text:span text:style-name="T13">patterns_per_year</text:span></text:span></text:p>
      <text:p text:style-name="P29"><text:span text:style-name="Police_20_par_20_défaut"><text:span text:style-name="T11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patterns_characteristics()</text:span></text:span><text:span text:style-name="Police_20_par_20_défaut"><text:span text:style-name="T9">: see attribute</text:span></text:span><text:span text:style-name="Police_20_par_20_défaut"><text:span text:style-name="T13"> patterns</text:span></text:span></text:p>
      <text:p text:style-name="P29"><text:span text:style-name="Police_20_par_20_défaut"><text:span text:style-name="T11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specificity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3">frequencies</text:span></text:span><text:span text:style-name="Police_20_par_20_défaut"><text:span text:style-name="T9">: vector(numeric),</text:span></text:span></text:p>
      <text:p text:style-name="P45"><text:span text:style-name="Police_20_par_20_défaut"><text:span text:style-name="T13"><text:s/>weights</text:span></text:span><text:span text:style-name="Police_20_par_20_défaut"><text:span text:style-name="T9">: vector(numeric)</text:span></text:span><text:span text:style-name="Police_20_par_20_défaut"><text:span text:style-name="T13">)</text:span></text:span><text:span text:style-name="Police_20_par_20_défaut"><text:span text:style-name="T9">: vector(numeric)</text:span></text:span></text:p>
      <text:p text:style-name="P29"><text:soft-page-break/><text:span text:style-name="Police_20_par_20_défaut"><text:span text:style-name="T11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heck_RI_params(end</text:span></text:span><text:span text:style-name="Police_20_par_20_défaut"><text:span text:style-name="T9">: numeric, </text:span></text:span><text:span text:style-name="Police_20_par_20_défaut"><text:span text:style-name="T13">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list</text:span></text:span></text:p>
      <table:table table:name="Tableau18" table:style-name="Tableau18">
        <table:table-column table:style-name="Tableau18.A" table:number-columns-repeated="2"/>
        <table:table-row table:style-name="Tableau18.1">
          <table:table-cell table:style-name="Tableau18.A1" office:value-type="string">
            <text:p text:style-name="P5">end</text:p>
          </table:table-cell>
          <table:table-cell table:style-name="Tableau18.B1" office:value-type="string">
            <text:p text:style-name="P7">numeric</text:p>
          </table:table-cell>
        </table:table-row>
        <table:table-row table:style-name="Tableau18.1">
          <table:table-cell table:style-name="Tableau18.A2" office:value-type="string">
            <text:p text:style-name="P5">period</text:p>
          </table:table-cell>
          <table:table-cell table:style-name="Tableau18.B2" office:value-type="string">
            <text:p text:style-name="P7">numeric</text:p>
          </table:table-cell>
        </table:table-row>
      </table:table>
      <text:p text:style-name="P24"/>
      <text:p text:style-name="P29"><text:span text:style-name="Police_20_par_20_défaut"><text:span text:style-name="T11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reporting_indexe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4">end</text:span></text:span><text:span text:style-name="Police_20_par_20_défaut"><text:span text:style-name="T9">: numeric, </text:span></text:span><text:span text:style-name="Police_20_par_20_défaut"><text:span text:style-name="T13">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</text:span></text:span></text:p>
      <text:p text:style-name="P50"><text:s text:c="2"/>vector(numeric)</text:p>
      <text:p text:style-name="P29"><text:span text:style-name="Police_20_par_20_défaut"><text:span text:style-name="T11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reporting_indexes_limit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4">end</text:span></text:span><text:span text:style-name="Police_20_par_20_défaut"><text:span text:style-name="T9">: numeric,</text:span></text:span></text:p>
      <text:p text:style-name="P51"><text:span text:style-name="Police_20_par_20_défaut"><text:span text:style-name="T13"><text:s text:c="14"/>overall_period</text:span></text:span><text:span text:style-name="Police_20_par_20_défaut"><text:span text:style-name="T9">: numeric, </text:span></text:span><text:span text:style-name="Police_20_par_20_défaut"><text:span text:style-name="T13">recent_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5">RI.overall</text:p>
          </table:table-cell>
          <table:table-cell table:style-name="Tableau19.B1" office:value-type="string">
            <text:p text:style-name="P5">RI.recent</text:p>
          </table:table-cell>
        </table:table-row>
        <table:table-row table:style-name="Tableau19.1">
          <table:table-cell table:style-name="Tableau19.A2" office:value-type="string">
            <text:p text:style-name="P7">numeric</text:p>
          </table:table-cell>
          <table:table-cell table:style-name="Tableau19.B2" office:value-type="string">
            <text:p text:style-name="P7">numeric</text:p>
          </table:table-cell>
        </table:table-row>
      </table:table>
      <text:p text:style-name="P47"/>
      <text:p text:style-name="P29"><text:span text:style-name="Police_20_par_20_défaut"><text:span text:style-name="T11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xi_threshold(reporting_indexes</text:span></text:span><text:span text:style-name="Police_20_par_20_défaut"><text:span text:style-name="T9">: vector(numeric)</text:span></text:span><text:span text:style-name="Police_20_par_20_défaut"><text:span text:style-name="T13">)</text:span></text:span><text:span text:style-name="Police_20_par_20_défaut"><text:span text:style-name="T9">: numeric</text:span></text:span></text:p>
      <text:p text:style-name="P29"><text:span text:style-name="Police_20_par_20_défaut"><text:span text:style-name="T11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ri_threshold(reporting_indexes</text:span></text:span><text:span text:style-name="Police_20_par_20_défaut"><text:span text:style-name="T9">: vector(numeric), </text:span></text:span><text:span text:style-name="Police_20_par_20_défaut"><text:span text:style-name="T13">xi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numeric</text:span></text:span></text:p>
      <text:p text:style-name="P29"><text:span text:style-name="Police_20_par_20_défaut"><text:span text:style-name="T11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dynamic_statu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4">end</text:span></text:span><text:span text:style-name="Police_20_par_20_défaut"><text:span text:style-name="T9">: numeric, </text:span></text:span><text:span text:style-name="Police_20_par_20_défaut"><text:span text:style-name="T14">overall_</text:span></text:span><text:span text:style-name="Police_20_par_20_défaut"><text:span text:style-name="T13">period</text:span></text:span><text:span text:style-name="Police_20_par_20_défaut"><text:span text:style-name="T9">: numeric,</text:span></text:span></text:p>
      <text:p text:style-name="P29"><text:span text:style-name="Police_20_par_20_défaut"><text:span text:style-name="T9"><text:s text:c="36"/></text:span></text:span><text:span text:style-name="Police_20_par_20_défaut"><text:span text:style-name="T14">r</text:span></text:span><text:span text:style-name="Police_20_par_20_défaut"><text:span text:style-name="T13">ecent_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list</text:span></text:span></text:p>
      <text:p text:style-name="P24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5">RI.overall</text:p>
          </table:table-cell>
          <table:table-cell table:style-name="Tableau20.B1" office:value-type="string">
            <text:p text:style-name="P5">is.above.threshold.1</text:p>
          </table:table-cell>
          <table:table-cell table:style-name="Tableau20.C1" office:value-type="string">
            <text:p text:style-name="P5">RI.recent</text:p>
          </table:table-cell>
          <table:table-cell table:style-name="Tableau20.D1" office:value-type="string">
            <text:p text:style-name="P5">is.above.threshold.2</text:p>
          </table:table-cell>
          <table:table-cell table:style-name="Tableau20.E1" office:value-type="string">
            <text:p text:style-name="P5">status</text:p>
          </table:table-cell>
        </table:table-row>
        <table:table-row table:style-name="Tableau20.1">
          <table:table-cell table:style-name="Tableau20.A2" office:value-type="string">
            <text:p text:style-name="P7">numeric</text:p>
          </table:table-cell>
          <table:table-cell table:style-name="Tableau20.B2" office:value-type="string">
            <text:p text:style-name="P7">logical</text:p>
          </table:table-cell>
          <table:table-cell table:style-name="Tableau20.C2" office:value-type="string">
            <text:p text:style-name="P7">numeric</text:p>
          </table:table-cell>
          <table:table-cell table:style-name="Tableau20.D2" office:value-type="string">
            <text:p text:style-name="P7">logical</text:p>
          </table:table-cell>
          <table:table-cell table:style-name="Tableau20.E2" office:value-type="string">
            <text:p text:style-name="P7">character</text:p>
          </table:table-cell>
        </table:table-row>
      </table:table>
      <text:p text:style-name="P24"/>
      <text:p text:style-name="P24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7"> </text:p>
          </table:table-cell>
          <table:table-cell table:style-name="Tableau21.B1" office:value-type="string">
            <text:p text:style-name="P5">threshold.1</text:p>
          </table:table-cell>
          <table:table-cell table:style-name="Tableau21.C1" office:value-type="string">
            <text:p text:style-name="P5">threshold.2</text:p>
          </table:table-cell>
        </table:table-row>
        <table:table-row table:style-name="Tableau21.1">
          <table:table-cell table:style-name="Tableau21.A2" office:value-type="string">
            <text:p text:style-name="P5">xi</text:p>
          </table:table-cell>
          <table:table-cell table:style-name="Tableau21.B2" office:value-type="string">
            <text:p text:style-name="P7">numeric</text:p>
          </table:table-cell>
          <table:table-cell table:style-name="Tableau21.C2" office:value-type="string">
            <text:p text:style-name="P7">numeric</text:p>
          </table:table-cell>
        </table:table-row>
        <table:table-row table:style-name="Tableau21.1">
          <table:table-cell table:style-name="Tableau21.A3" office:value-type="string">
            <text:p text:style-name="P5">RI</text:p>
          </table:table-cell>
          <table:table-cell table:style-name="Tableau21.B3" office:value-type="string">
            <text:p text:style-name="P7">numeric</text:p>
          </table:table-cell>
          <table:table-cell table:style-name="Tableau21.C3" office:value-type="string">
            <text:p text:style-name="P7">numeric</text:p>
          </table:table-cell>
        </table:table-row>
      </table:table>
      <text:p text:style-name="P36"/>
      <text:p text:style-name="P36"/>
      <text:p text:style-name="P29"><text:span text:style-name="Police_20_par_20_défaut"><text:span text:style-name="T10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spectrum_chart(pc</text:span></text:span><text:span text:style-name="Police_20_par_20_défaut"><text:span text:style-name="T9">: </text:span></text:span><text:span text:style-name="Police_20_par_20_défaut"><text:span text:style-name="T20">character</text:span></text:span><text:span text:style-name="Police_20_par_20_défaut"><text:span text:style-name="T9"> or see attribute</text:span></text:span><text:span text:style-name="Police_20_par_20_défaut"><text:span text:style-name="T13"> patterns</text:span></text:span><text:span text:style-name="Police_20_par_20_défaut"><text:span text:style-name="T9">, </text:span></text:span><text:span text:style-name="Police_20_par_20_défaut"><text:span text:style-name="T14">identifiers</text:span></text:span><text:span text:style-name="Police_20_par_20_défaut"><text:span text:style-name="T9">: character, </text:span></text:span><text:span text:style-name="Police_20_par_20_défaut"><text:span text:style-name="T14">sort</text:span></text:span><text:span text:style-name="Police_20_par_20_défaut"><text:span text:style-name="T9">: logical,</text:span></text:span></text:p>
      <text:p text:style-name="P40"><text:span text:style-name="Police_20_par_20_défaut"><text:span text:style-name="T13"><text:s text:c="7"/>title</text:span></text:span><text:span text:style-name="Police_20_par_20_défaut"><text:span text:style-name="T9">: character, </text:span></text:span><text:span text:style-name="Police_20_par_20_défaut"><text:span text:style-name="T13">path</text:span></text:span><text:span text:style-name="Police_20_par_20_défaut"><text:span text:style-name="T9">: character, </text:span></text:span><text:span text:style-name="Police_20_par_20_défaut"><text:span text:style-name="T13">name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 table:number-columns-repeated="2"/>
        <table:table-column table:style-name="Tableau22.E"/>
        <table:table-column table:style-name="Tableau22.F"/>
        <table:table-column table:style-name="Tableau22.G"/>
        <table:table-column table:style-name="Tableau22.E"/>
        <table:table-column table:style-name="Tableau22.C"/>
        <table:table-column table:style-name="Tableau22.G"/>
        <table:table-column table:style-name="Tableau22.K"/>
        <table:table-row table:style-name="Tableau22.1">
          <table:table-cell table:style-name="Tableau22.A1" office:value-type="string">
            <text:p text:style-name="P5">ID</text:p>
          </table:table-cell>
          <table:table-cell table:style-name="Tableau22.B1" office:value-type="string">
            <text:p text:style-name="P5">pattern</text:p>
          </table:table-cell>
          <table:table-cell table:style-name="Tableau22.A1" office:value-type="string">
            <text:p text:style-name="P5">year</text:p>
          </table:table-cell>
          <table:table-cell table:style-name="Tableau22.D1" office:value-type="string">
            <text:p text:style-name="P5">length</text:p>
          </table:table-cell>
          <table:table-cell table:style-name="Tableau22.E1" office:value-type="string">
            <text:p text:style-name="P64">support</text:p>
          </table:table-cell>
          <table:table-cell table:style-name="Tableau22.F1" office:value-type="string">
            <text:p text:style-name="P5">frequency</text:p>
          </table:table-cell>
          <table:table-cell table:style-name="Tableau22.A1" office:value-type="string">
            <text:p text:style-name="P5">f.complex</text:p>
          </table:table-cell>
          <table:table-cell table:style-name="Tableau22.A1" office:value-type="string">
            <text:p text:style-name="P5">f.simple</text:p>
          </table:table-cell>
          <table:table-cell table:style-name="Tableau22.I1" office:value-type="string">
            <text:p text:style-name="P5">weight</text:p>
          </table:table-cell>
          <table:table-cell table:style-name="Tableau22.J1" office:value-type="string">
            <text:p text:style-name="P5">specificity</text:p>
          </table:table-cell>
          <table:table-cell table:style-name="Tableau22.K1" office:value-type="string">
            <text:p text:style-name="P5">status</text:p>
          </table:table-cell>
        </table:table-row>
        <table:table-row table:style-name="Tableau22.1">
          <table:table-cell table:style-name="Tableau22.A2" office:value-type="string">
            <text:p text:style-name="P7">numeric</text:p>
          </table:table-cell>
          <table:table-cell table:style-name="Tableau22.B2" office:value-type="string">
            <text:p text:style-name="P7">vector</text:p>
          </table:table-cell>
          <table:table-cell table:style-name="Tableau22.C2" office:value-type="string">
            <text:p text:style-name="P7">numeric</text:p>
          </table:table-cell>
          <table:table-cell table:style-name="Tableau22.D2" office:value-type="string">
            <text:p text:style-name="P7">numeric</text:p>
          </table:table-cell>
          <table:table-cell table:style-name="Tableau22.E2" office:value-type="string">
            <text:p text:style-name="P69">numeric</text:p>
          </table:table-cell>
          <table:table-cell table:style-name="Tableau22.F2" office:value-type="string">
            <text:p text:style-name="P7">numeric</text:p>
          </table:table-cell>
          <table:table-cell table:style-name="Tableau22.G2" office:value-type="string">
            <text:p text:style-name="P7">numeric</text:p>
          </table:table-cell>
          <table:table-cell table:style-name="Tableau22.H2" office:value-type="string">
            <text:p text:style-name="P7">numeric</text:p>
          </table:table-cell>
          <table:table-cell table:style-name="Tableau22.I2" office:value-type="string">
            <text:p text:style-name="P7">numeric</text:p>
          </table:table-cell>
          <table:table-cell table:style-name="Tableau22.J2" office:value-type="string">
            <text:p text:style-name="P7">numeric</text:p>
          </table:table-cell>
          <table:table-cell table:style-name="Tableau22.K2" office:value-type="string">
            <text:p text:style-name="P7">character</text:p>
          </table:table-cell>
        </table:table-row>
      </table:table>
      <text:p text:style-name="P24"/>
      <text:p text:style-name="P29"><text:span text:style-name="Police_20_par_20_défaut"><text:span text:style-name="T11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plot_spectrum_chart(pc</text:span></text:span><text:span text:style-name="Police_20_par_20_défaut"><text:span text:style-name="T9">: see attribute </text:span></text:span><text:span text:style-name="Police_20_par_20_défaut"><text:span text:style-name="T13">patterns</text:span></text:span><text:span text:style-name="Police_20_par_20_défaut"><text:span text:style-name="T9">,</text:span></text:span></text:p>
      <text:p text:style-name="P45"><text:span text:style-name="Police_20_par_20_défaut"><text:span text:style-name="T13"><text:s text:c="2"/>frequencies</text:span></text:span><text:span text:style-name="Police_20_par_20_défaut"><text:span text:style-name="T9">: see method </text:span></text:span><text:span text:style-name="Police_20_par_20_défaut"><text:span text:style-name="T18">frequency_by_node_complexity</text:span></text:span><text:span text:style-name="Police_20_par_20_défaut"><text:span text:style-name="T9">, </text:span></text:span><text:span text:style-name="Police_20_par_20_défaut"><text:span text:style-name="T13">title</text:span></text:span><text:span text:style-name="Police_20_par_20_défaut"><text:span text:style-name="T9">: character</text:span></text:span><text:span text:style-name="Police_20_par_20_défaut"><text:span text:style-name="T13">)</text:span></text:span></text:p>
      <text:p text:style-name="P24"/>
      <text:p text:style-name="P30"><text:span text:style-name="Police_20_par_20_défaut"><text:span text:style-name="T11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pattern_node_characteristic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</text:span></text:span><text:span text:style-name="Police_20_par_20_défaut"><text:span text:style-name="T13">)</text:span></text:span><text:span text:style-name="Police_20_par_20_défaut"><text:span text:style-name="T9">: list</text:span></text:span></text:p>
      <text:section text:style-name="Sect1" text:name="Sect1">
        <text:p text:style-name="P26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1</text:p>
            </table:table-cell>
            <table:table-cell table:style-name="Tableau1.B1" office:value-type="string">
              <text:p text:style-name="P8">vector(numeric)</text:p>
            </table:table-cell>
          </table:table-row>
          <table:table-row table:style-name="Tableau1.1">
            <table:table-cell table:style-name="Tableau1.A2" office:value-type="string">
              <text:p text:style-name="P6">2</text:p>
            </table:table-cell>
            <table:table-cell table:style-name="Tableau1.B2" office:value-type="string">
              <text:p text:style-name="P8">vector(numeric)</text:p>
            </table:table-cell>
          </table:table-row>
          <table:table-row table:style-name="Tableau1.1">
            <table:table-cell table:style-name="Tableau1.A3" office:value-type="string">
              <text:p text:style-name="P6">…</text:p>
            </table:table-cell>
            <table:table-cell table:style-name="Tableau1.B3" office:value-type="string">
              <text:p text:style-name="P8">…</text:p>
            </table:table-cell>
          </table:table-row>
          <table:table-row table:style-name="Tableau1.1">
            <table:table-cell table:style-name="Tableau1.A4" office:value-type="string">
              <text:p text:style-name="P16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8">vector(numeric)</text:p>
            </table:table-cell>
          </table:table-row>
        </table:table>
        <text:p text:style-name="P26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6">1</text:p>
            </table:table-cell>
            <table:table-cell table:style-name="Tableau23.B1" office:value-type="string">
              <text:p text:style-name="P8">vector(numeric)</text:p>
            </table:table-cell>
          </table:table-row>
          <table:table-row table:style-name="Tableau23.1">
            <table:table-cell table:style-name="Tableau23.A2" office:value-type="string">
              <text:p text:style-name="P6">2</text:p>
            </table:table-cell>
            <table:table-cell table:style-name="Tableau23.B2" office:value-type="string">
              <text:p text:style-name="P8">vector(numeric)</text:p>
            </table:table-cell>
          </table:table-row>
          <table:table-row table:style-name="Tableau23.1">
            <table:table-cell table:style-name="Tableau23.A3" office:value-type="string">
              <text:p text:style-name="P6">…</text:p>
            </table:table-cell>
            <table:table-cell table:style-name="Tableau23.B3" office:value-type="string">
              <text:p text:style-name="P8">…</text:p>
            </table:table-cell>
          </table:table-row>
          <table:table-row table:style-name="Tableau23.1">
            <table:table-cell table:style-name="Tableau23.A4" office:value-type="string">
              <text:p text:style-name="P16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8">vector(numeric)</text:p>
            </table:table-cell>
          </table:table-row>
        </table:table>
      </text:section>
      <text:p text:style-name="P17"><text:span text:style-name="Police_20_par_20_défaut"><text:span text:style-name="T10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8">frequency_by_complexity(patterns</text:span></text:span><text:span text:style-name="Police_20_par_20_défaut"><text:span text:style-name="T10">: list(vector(character))</text:span></text:span><text:span text:style-name="Police_20_par_20_défaut"><text:span text:style-name="T18">)</text:span></text:span><text:span text:style-name="Police_20_par_20_défaut"><text:span text:style-name="T10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6">complex</text:p>
          </table:table-cell>
          <table:table-cell table:style-name="Tableau24.B1" office:value-type="string">
            <text:p text:style-name="P6">simple</text:p>
          </table:table-cell>
        </table:table-row>
        <table:table-row table:style-name="Tableau24.1">
          <table:table-cell table:style-name="Tableau24.A2" office:value-type="string">
            <text:p text:style-name="P8">numeric</text:p>
          </table:table-cell>
          <table:table-cell table:style-name="Tableau24.B2" office:value-type="string">
            <text:p text:style-name="P8">numeric</text:p>
          </table:table-cell>
        </table:table-row>
      </table:table>
      <text:p text:style-name="P19"/>
      <text:p text:style-name="P26"/>
      <text:p text:style-name="P30"><text:span text:style-name="Police_20_par_20_défaut"><text:span text:style-name="T10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spectrosome_chart(nopc</text:span></text:span><text:span text:style-name="Police_20_par_20_défaut"><text:span text:style-name="T9">: </text:span></text:span><text:span text:style-name="Police_20_par_20_défaut"><text:span text:style-name="T20">character</text:span></text:span><text:span text:style-name="Police_20_par_20_défaut"><text:span text:style-name="T9">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9">, </text:span></text:span><text:span text:style-name="Police_20_par_20_défaut"><text:span text:style-name="T14">identifiers</text:span></text:span><text:span text:style-name="Police_20_par_20_défaut"><text:span text:style-name="T9">: character,</text:span></text:span></text:p>
      <text:p text:style-name="P41"><text:span text:style-name="Police_20_par_20_défaut"><text:span text:style-name="T13"><text:s text:c="14"/>nb_graphs</text:span></text:span><text:span text:style-name="Police_20_par_20_défaut"><text:span text:style-name="T9">: numeric, </text:span></text:span><text:span text:style-name="Police_20_par_20_défaut"><text:span text:style-name="T14">min_link_weight</text:span></text:span><text:span text:style-name="Police_20_par_20_défaut"><text:span text:style-name="T9">: numeric,</text:span></text:span></text:p>
      <text:p text:style-name="P41"><text:span text:style-name="Police_20_par_20_défaut"><text:span text:style-name="T9"><text:s text:c="14"/></text:span></text:span><text:span text:style-name="Police_20_par_20_défaut"><text:span text:style-name="T13">vertex_size</text:span></text:span><text:span text:style-name="Police_20_par_20_défaut"><text:span text:style-name="T9">: character or numeric or vector(numeric), </text:span></text:span></text:p>
      <text:p text:style-name="P41"><text:span text:style-name="Police_20_par_20_défaut"><text:span text:style-name="T9"><text:s text:c="14"/></text:span></text:span><text:span text:style-name="Police_20_par_20_défaut"><text:span text:style-name="T14">size_range</text:span></text:span><text:span text:style-name="Police_20_par_20_défaut"><text:span text:style-name="T9">: vector(numeric), </text:span></text:span><text:span text:style-name="Police_20_par_20_défaut"><text:span text:style-name="T13">vertex_col</text:span></text:span><text:span text:style-name="Police_20_par_20_défaut"><text:span text:style-name="T20">: character or vector(character),</text:span></text:span></text:p>
      <text:p text:style-name="P42"><text:span text:style-name="Police_20_par_20_défaut"><text:span text:style-name="T13"><text:s text:c="14"/>clusters</text:span></text:span><text:span text:style-name="Police_20_par_20_défaut"><text:span text:style-name="T20">: numeric, </text:span></text:span><text:span text:style-name="Police_20_par_20_défaut"><text:span text:style-name="T13">highlight</text:span></text:span><text:span text:style-name="Police_20_par_20_défaut"><text:span text:style-name="T20">: numeric, </text:span></text:span><text:span text:style-name="Police_20_par_20_défaut"><text:span text:style-name="T14">use_names</text:span></text:span><text:span text:style-name="Police_20_par_20_défaut"><text:span text:style-name="T9">: logical, </text:span></text:span><text:span text:style-name="Police_20_par_20_défaut"><text:span text:style-name="T13">n</text:span></text:span><text:span text:style-name="Police_20_par_20_défaut"><text:span text:style-name="T14">.cutoff</text:span></text:span><text:span text:style-name="Police_20_par_20_défaut"><text:span text:style-name="T9">: numeric,</text:span></text:span></text:p>
      <text:p text:style-name="P42"><text:span text:style-name="Police_20_par_20_défaut"><text:span text:style-name="T13"><text:s text:c="14"/></text:span></text:span><text:span text:style-name="Police_20_par_20_défaut"><text:span text:style-name="T14">c.cutoff</text:span></text:span><text:span text:style-name="Police_20_par_20_défaut"><text:span text:style-name="T9">: numeric, </text:span></text:span><text:span text:style-name="Police_20_par_20_défaut"><text:span text:style-name="T14">display_mixt</text:span></text:span><text:span text:style-name="Police_20_par_20_défaut"><text:span text:style-name="T9">: logical, </text:span></text:span><text:span text:style-name="Police_20_par_20_défaut"><text:span text:style-name="T13">title</text:span></text:span><text:span text:style-name="Police_20_par_20_défaut"><text:span text:style-name="T9">: character, </text:span></text:span><text:span text:style-name="Police_20_par_20_défaut"><text:span text:style-name="T13">path</text:span></text:span><text:span text:style-name="Police_20_par_20_défaut"><text:span text:style-name="T9">: character,</text:span></text:span></text:p>
      <text:p text:style-name="P42"><text:span text:style-name="Police_20_par_20_défaut"><text:span text:style-name="T14"><text:s text:c="14"/></text:span></text:span><text:span text:style-name="Police_20_par_20_défaut"><text:span text:style-name="T13">name</text:span></text:span><text:span text:style-name="Police_20_par_20_défaut"><text:span text:style-name="T9">: character, </text:span></text:span><text:span text:style-name="Police_20_par_20_défaut"><text:span text:style-name="T14">…</text:span></text:span><text:span text:style-name="Police_20_par_20_défaut"><text:span text:style-name="T13">)</text:span></text:span><text:span text:style-name="Police_20_par_20_défaut"><text:span text:style-name="T9">: list</text:span></text:span></text:p>
      <text:p text:style-name="P26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6">ID</text:p>
          </table:table-cell>
          <table:table-cell table:style-name="Tableau25.B1" office:value-type="string">
            <text:p text:style-name="P6">node</text:p>
          </table:table-cell>
          <table:table-cell table:style-name="Tableau25.C1" office:value-type="string">
            <text:p text:style-name="P6">length</text:p>
          </table:table-cell>
          <table:table-cell table:style-name="Tableau25.D1" office:value-type="string">
            <text:p text:style-name="P6">frequency</text:p>
          </table:table-cell>
          <table:table-cell table:style-name="Tableau25.E1" office:value-type="string">
            <text:p text:style-name="P6">degree</text:p>
          </table:table-cell>
        </table:table-row>
        <table:table-row table:style-name="Tableau25.1">
          <table:table-cell table:style-name="Tableau25.A2" office:value-type="string">
            <text:p text:style-name="P8">numeric</text:p>
          </table:table-cell>
          <table:table-cell table:style-name="Tableau25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25.C2" office:value-type="string">
            <text:p text:style-name="P8">numeric</text:p>
          </table:table-cell>
          <table:table-cell table:style-name="Tableau25.D2" office:value-type="string">
            <text:p text:style-name="P8">numeric</text:p>
          </table:table-cell>
          <table:table-cell table:style-name="Tableau25.E2" office:value-type="string">
            <text:p text:style-name="P8">numeric</text:p>
          </table:table-cell>
        </table:table-row>
      </table:table>
      <text:p text:style-name="P30"><text:span text:style-name="Police_20_par_20_défaut"><text:span text:style-name="T9">or (depends on the type of entities contained in </text:span></text:span><text:span text:style-name="Police_20_par_20_défaut"><text:span text:style-name="T14">nopc</text:span></text:span><text:span text:style-name="Police_20_par_20_défaut"><text:span text:style-name="T9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A"/>
        <table:table-column table:style-name="Tableau26.E"/>
        <table:table-column table:style-name="Tableau26.F"/>
        <table:table-column table:style-name="Tableau26.G"/>
        <table:table-column table:style-name="Tableau26.H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6">ID</text:p>
          </table:table-cell>
          <table:table-cell table:style-name="Tableau26.B1" office:value-type="string">
            <text:p text:style-name="P6">pattern</text:p>
          </table:table-cell>
          <table:table-cell table:style-name="Tableau26.A1" office:value-type="string">
            <text:p text:style-name="P6">year</text:p>
          </table:table-cell>
          <table:table-cell table:style-name="Tableau26.D1" office:value-type="string">
            <text:p text:style-name="P6">length</text:p>
          </table:table-cell>
          <table:table-cell table:style-name="Tableau26.E1" office:value-type="string">
            <text:p text:style-name="P65">support</text:p>
          </table:table-cell>
          <table:table-cell table:style-name="Tableau26.F1" office:value-type="string">
            <text:p text:style-name="P6">frequency</text:p>
          </table:table-cell>
          <table:table-cell table:style-name="Tableau26.G1" office:value-type="string">
            <text:p text:style-name="P6">weight</text:p>
          </table:table-cell>
          <table:table-cell table:style-name="Tableau26.H1" office:value-type="string">
            <text:p text:style-name="P6">specificity</text:p>
          </table:table-cell>
          <table:table-cell table:style-name="Tableau26.I1" office:value-type="string">
            <text:p text:style-name="P6">status</text:p>
          </table:table-cell>
          <table:table-cell table:style-name="Tableau26.A1" office:value-type="string">
            <text:p text:style-name="P6">degree</text:p>
          </table:table-cell>
        </table:table-row>
        <table:table-row table:style-name="Tableau26.1">
          <table:table-cell table:style-name="Tableau26.A2" office:value-type="string">
            <text:p text:style-name="P8">numeric</text:p>
          </table:table-cell>
          <table:table-cell table:style-name="Tableau26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26.C2" office:value-type="string">
            <text:p text:style-name="P8">numeric</text:p>
          </table:table-cell>
          <table:table-cell table:style-name="Tableau26.D2" office:value-type="string">
            <text:p text:style-name="P8">numeric</text:p>
          </table:table-cell>
          <table:table-cell table:style-name="Tableau26.E2" office:value-type="string">
            <text:p text:style-name="P70">numeric</text:p>
          </table:table-cell>
          <table:table-cell table:style-name="Tableau26.F2" office:value-type="string">
            <text:p text:style-name="P8">numeric</text:p>
          </table:table-cell>
          <table:table-cell table:style-name="Tableau26.G2" office:value-type="string">
            <text:p text:style-name="P8">numeric</text:p>
          </table:table-cell>
          <table:table-cell table:style-name="Tableau26.H2" office:value-type="string">
            <text:p text:style-name="P8">numeric</text:p>
          </table:table-cell>
          <table:table-cell table:style-name="Tableau26.I2" office:value-type="string">
            <text:p text:style-name="P8">character</text:p>
          </table:table-cell>
          <table:table-cell table:style-name="Tableau26.J2" office:value-type="string">
            <text:p text:style-name="P8">numeric</text:p>
          </table:table-cell>
        </table:table-row>
      </table:table>
      <text:p text:style-name="P26"/>
      <text:p text:style-name="P26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6">ID</text:p>
          </table:table-cell>
          <table:table-cell table:style-name="Tableau27.B1" office:value-type="string">
            <text:p text:style-name="P6">endpoint.1</text:p>
          </table:table-cell>
          <table:table-cell table:style-name="Tableau27.C1" office:value-type="string">
            <text:p text:style-name="P6">endpoint.2</text:p>
          </table:table-cell>
          <table:table-cell table:style-name="Tableau27.D1" office:value-type="string">
            <text:p text:style-name="P6">items</text:p>
          </table:table-cell>
          <table:table-cell table:style-name="Tableau27.E1" office:value-type="string">
            <text:p text:style-name="P6">weight</text:p>
          </table:table-cell>
        </table:table-row>
        <table:table-row table:style-name="Tableau27.1">
          <table:table-cell table:style-name="Tableau27.A2" office:value-type="string">
            <text:p text:style-name="P8">numeric</text:p>
          </table:table-cell>
          <table:table-cell table:style-name="Tableau27.B2" office:value-type="string">
            <text:p text:style-name="P8">numeric</text:p>
          </table:table-cell>
          <table:table-cell table:style-name="Tableau27.C2" office:value-type="string">
            <text:p text:style-name="P8">numeric</text:p>
          </table:table-cell>
          <table:table-cell table:style-name="Tableau27.D2" office:value-type="string">
            <text:p text:style-name="P8">character</text:p>
          </table:table-cell>
          <table:table-cell table:style-name="Tableau27.E2" office:value-type="string">
            <text:p text:style-name="P8">numeric</text:p>
          </table:table-cell>
        </table:table-row>
      </table:table>
      <text:p text:style-name="P30"><text:span text:style-name="Police_20_par_20_défaut"><text:span text:style-name="T9">or (depends on the type of entities contained in </text:span></text:span><text:span text:style-name="Police_20_par_20_défaut"><text:span text:style-name="T14">nopc</text:span></text:span><text:span text:style-name="Police_20_par_20_défaut"><text:span text:style-name="T9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6">ID</text:p>
          </table:table-cell>
          <table:table-cell table:style-name="Tableau28.B1" office:value-type="string">
            <text:p text:style-name="P6">endpoint.1</text:p>
          </table:table-cell>
          <table:table-cell table:style-name="Tableau28.C1" office:value-type="string">
            <text:p text:style-name="P6">endpoint.2</text:p>
          </table:table-cell>
          <table:table-cell table:style-name="Tableau28.D1" office:value-type="string">
            <text:p text:style-name="P6">items</text:p>
          </table:table-cell>
          <table:table-cell table:style-name="Tableau28.E1" office:value-type="string">
            <text:p text:style-name="P6">weight</text:p>
          </table:table-cell>
          <table:table-cell table:style-name="Tableau28.F1" office:value-type="string">
            <text:p text:style-name="P6">year</text:p>
          </table:table-cell>
        </table:table-row>
        <table:table-row table:style-name="Tableau28.1">
          <table:table-cell table:style-name="Tableau28.A2" office:value-type="string">
            <text:p text:style-name="P8">numeric</text:p>
          </table:table-cell>
          <table:table-cell table:style-name="Tableau28.B2" office:value-type="string">
            <text:p text:style-name="P8">numeric</text:p>
          </table:table-cell>
          <table:table-cell table:style-name="Tableau28.C2" office:value-type="string">
            <text:p text:style-name="P8">numeric</text:p>
          </table:table-cell>
          <table:table-cell table:style-name="Tableau28.D2" office:value-type="string">
            <text:p text:style-name="P8">character</text:p>
          </table:table-cell>
          <table:table-cell table:style-name="Tableau28.E2" office:value-type="string">
            <text:p text:style-name="P8">numeric</text:p>
          </table:table-cell>
          <table:table-cell table:style-name="Tableau28.F2" office:value-type="string">
            <text:p text:style-name="P8">numeric</text:p>
          </table:table-cell>
        </table:table-row>
      </table:table>
      <text:p text:style-name="P21"/>
      <text:p text:style-name="P30"><text:span text:style-name="Police_20_par_20_défaut"><text:span text:style-name="T20">[[</text:span></text:span><text:span text:style-name="Police_20_par_20_défaut"><text:span text:style-name="T9">"</text:span></text:span><text:span text:style-name="Police_20_par_20_défaut"><text:span text:style-name="T20">coords</text:span></text:span><text:span text:style-name="Police_20_par_20_défaut"><text:span text:style-name="T9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8"> </text:p>
          </table:table-cell>
          <table:table-cell table:style-name="Tableau29.B1" office:value-type="string">
            <text:p text:style-name="P6">x</text:p>
          </table:table-cell>
          <table:table-cell table:style-name="Tableau29.C1" office:value-type="string">
            <text:p text:style-name="P6">y</text:p>
          </table:table-cell>
        </table:table-row>
        <table:table-row table:style-name="Tableau29.1">
          <table:table-cell table:style-name="Tableau29.A2" office:value-type="string">
            <text:p text:style-name="P6">vertex 1</text:p>
          </table:table-cell>
          <table:table-cell table:style-name="Tableau29.B2" office:value-type="string">
            <text:p text:style-name="P8">numeric</text:p>
          </table:table-cell>
          <table:table-cell table:style-name="Tableau29.C2" office:value-type="string">
            <text:p text:style-name="P8">numeric</text:p>
          </table:table-cell>
        </table:table-row>
        <table:table-row table:style-name="Tableau29.1">
          <table:table-cell table:style-name="Tableau29.A3" office:value-type="string">
            <text:p text:style-name="P6">vertex 2</text:p>
          </table:table-cell>
          <table:table-cell table:style-name="Tableau29.B3" office:value-type="string">
            <text:p text:style-name="P8">numeric</text:p>
          </table:table-cell>
          <table:table-cell table:style-name="Tableau29.C3" office:value-type="string">
            <text:p text:style-name="P8">numeric</text:p>
          </table:table-cell>
        </table:table-row>
        <table:table-row table:style-name="Tableau29.1">
          <table:table-cell table:style-name="Tableau29.A4" office:value-type="string">
            <text:p text:style-name="P6">…</text:p>
          </table:table-cell>
          <table:table-cell table:style-name="Tableau29.B4" office:value-type="string">
            <text:p text:style-name="P8">…</text:p>
          </table:table-cell>
          <table:table-cell table:style-name="Tableau29.C4" office:value-type="string">
            <text:p text:style-name="P8">…</text:p>
          </table:table-cell>
        </table:table-row>
        <table:table-row table:style-name="Tableau29.1">
          <table:table-cell table:style-name="Tableau29.A5" office:value-type="string">
            <text:p text:style-name="P4"><text:span text:style-name="Police_20_par_20_défaut"><text:span text:style-name="T7">vertex</text:span></text:span><text:span text:style-name="Police_20_par_20_défaut"><text:span text:style-name="T7"><draw:frame draw:style-name="fr2" draw:name="Objet126" text:anchor-type="as-char" svg:width="0.564cm" svg:height="0.467cm" draw:z-index="123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6">or</text:span></text:span><text:span text:style-name="Police_20_par_20_défaut"><text:span text:style-name="T6"><draw:frame draw:style-name="fr2" draw:name="Objet125" text:anchor-type="as-char" svg:width="0.503cm" svg:height="0.467cm" draw:z-index="124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8">numeric</text:p>
          </table:table-cell>
          <table:table-cell table:style-name="Tableau29.C5" office:value-type="string">
            <text:p text:style-name="P8">numeric</text:p>
          </table:table-cell>
        </table:table-row>
      </table:table>
      <text:p text:style-name="P26"/>
      <text:p text:style-name="P30"><text:span text:style-name="Police_20_par_20_défaut"><text:span text:style-name="T11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<text:s/>cluster_text(graph</text:span></text:span><text:span text:style-name="Police_20_par_20_défaut"><text:span text:style-name="T9">: see matrix below, </text:span></text:span><text:span text:style-name="Police_20_par_20_défaut"><text:span text:style-name="T13">links</text:span></text:span><text:span text:style-name="Police_20_par_20_défaut"><text:span text:style-name="T9">: see attributes</text:span></text:span><text:span text:style-name="Police_20_par_20_défaut"><text:span text:style-name="T13"> node_links</text:span></text:span><text:span text:style-name="Police_20_par_20_défaut"><text:span text:style-name="T9"> and </text:span></text:span><text:span text:style-name="Police_20_par_20_défaut"><text:span text:style-name="T13">pattern_links</text:span></text:span><text:span text:style-name="Police_20_par_20_défaut"><text:span text:style-name="T20">,</text:span></text:span></text:p>
      <text:p text:style-name="P44"><text:span text:style-name="Police_20_par_20_défaut"><text:span text:style-name="T14"><text:s text:c="15"/>display</text:span></text:span><text:span text:style-name="Police_20_par_20_défaut"><text:span text:style-name="T9">: numeric, </text:span></text:span><text:span text:style-name="Police_20_par_20_défaut"><text:span text:style-name="T14">highlight</text:span></text:span><text:span text:style-name="Police_20_par_20_défaut"><text:span text:style-name="T9">: numeric,</text:span></text:span><text:span text:style-name="Police_20_par_20_défaut"><text:span text:style-name="T14"> use_names</text:span></text:span><text:span text:style-name="Police_20_par_20_défaut"><text:span text:style-name="T9">: logical, </text:span></text:span><text:span text:style-name="Police_20_par_20_défaut"><text:span text:style-name="T14">cutoff</text:span></text:span><text:span text:style-name="Police_20_par_20_défaut"><text:span text:style-name="T9">: numeric</text:span></text:span><text:span text:style-name="Police_20_par_20_défaut"><text:span text:style-name="T13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8"> </text:p>
          </table:table-cell>
          <table:table-cell table:style-name="Tableau30.B1" office:value-type="string">
            <text:p text:style-name="P6">x</text:p>
          </table:table-cell>
          <table:table-cell table:style-name="Tableau30.C1" office:value-type="string">
            <text:p text:style-name="P6">y</text:p>
          </table:table-cell>
        </table:table-row>
        <table:table-row table:style-name="Tableau30.1">
          <table:table-cell table:style-name="Tableau30.A2" office:value-type="string">
            <text:p text:style-name="P6">vertex 1</text:p>
          </table:table-cell>
          <table:table-cell table:style-name="Tableau30.B2" office:value-type="string">
            <text:p text:style-name="P8">numeric</text:p>
          </table:table-cell>
          <table:table-cell table:style-name="Tableau30.C2" office:value-type="string">
            <text:p text:style-name="P8">numeric</text:p>
          </table:table-cell>
        </table:table-row>
        <table:table-row table:style-name="Tableau30.1">
          <table:table-cell table:style-name="Tableau30.A3" office:value-type="string">
            <text:p text:style-name="P6">vertex 2</text:p>
          </table:table-cell>
          <table:table-cell table:style-name="Tableau30.B3" office:value-type="string">
            <text:p text:style-name="P8">numeric</text:p>
          </table:table-cell>
          <table:table-cell table:style-name="Tableau30.C3" office:value-type="string">
            <text:p text:style-name="P8">numeric</text:p>
          </table:table-cell>
        </table:table-row>
        <table:table-row table:style-name="Tableau30.1">
          <table:table-cell table:style-name="Tableau30.A4" office:value-type="string">
            <text:p text:style-name="P6">…</text:p>
          </table:table-cell>
          <table:table-cell table:style-name="Tableau30.B4" office:value-type="string">
            <text:p text:style-name="P8">…</text:p>
          </table:table-cell>
          <table:table-cell table:style-name="Tableau30.C4" office:value-type="string">
            <text:p text:style-name="P8">…</text:p>
          </table:table-cell>
        </table:table-row>
        <table:table-row table:style-name="Tableau30.1">
          <table:table-cell table:style-name="Tableau30.A5" office:value-type="string">
            <text:p text:style-name="P4"><text:span text:style-name="Police_20_par_20_défaut"><text:span text:style-name="T7">vertex</text:span></text:span><text:span text:style-name="Police_20_par_20_défaut"><text:span text:style-name="T7"><draw:frame draw:style-name="fr2" draw:name="Objet128" text:anchor-type="as-char" svg:width="0.564cm" svg:height="0.467cm" draw:z-index="125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6">or</text:span></text:span><text:span text:style-name="Police_20_par_20_défaut"><text:span text:style-name="T6"><draw:frame draw:style-name="fr2" draw:name="Objet127" text:anchor-type="as-char" svg:width="0.503cm" svg:height="0.467cm" draw:z-index="126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8">numeric</text:p>
          </table:table-cell>
          <table:table-cell table:style-name="Tableau30.C5" office:value-type="string">
            <text:p text:style-name="P8">numeric</text:p>
          </table:table-cell>
        </table:table-row>
      </table:table>
      <text:p text:style-name="P19"/>
      <text:p text:style-name="P33"><text:span text:style-name="Police_20_par_20_défaut"><text:span text:style-name="T10"><draw:frame draw:style-name="fr2" draw:name="Objet82" text:anchor-type="as-char" svg:width="0.439cm" svg:height="0.467cm" draw:z-index="116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etwork_density(links:</text:span></text:span><text:span text:style-name="Police_20_par_20_défaut"><text:span text:style-name="T20"> see attribute </text:span></text:span><text:span text:style-name="Police_20_par_20_défaut"><text:span text:style-name="T13">node_links</text:span></text:span><text:span text:style-name="Police_20_par_20_défaut"><text:span text:style-name="T20"> or </text:span></text:span><text:span text:style-name="Police_20_par_20_défaut"><text:span text:style-name="T13">pattern_links)</text:span></text:span><text:span text:style-name="Police_20_par_20_défaut"><text:span text:style-name="T20">: numeric</text:span></text:span></text:p>
      <text:p text:style-name="P33"><text:span text:style-name="Police_20_par_20_défaut"><text:span text:style-name="T10"><draw:frame draw:style-name="fr2" draw:name="Objet83" text:anchor-type="as-char" svg:width="0.439cm" svg:height="0.467cm" draw:z-index="117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degree(ID:</text:span></text:span><text:span text:style-name="Police_20_par_20_défaut"><text:span text:style-name="T20"> numeric</text:span></text:span><text:span text:style-name="Police_20_par_20_défaut"><text:span text:style-name="T13">, links:</text:span></text:span><text:span text:style-name="Police_20_par_20_défaut"><text:span text:style-name="T20"> see attribute </text:span></text:span><text:span text:style-name="Police_20_par_20_défaut"><text:span text:style-name="T13">node_links</text:span></text:span><text:span text:style-name="Police_20_par_20_défaut"><text:span text:style-name="T20"> or </text:span></text:span><text:span text:style-name="Police_20_par_20_défaut"><text:span text:style-name="T13">pattern_links)</text:span></text:span><text:span text:style-name="Police_20_par_20_défaut"><text:span text:style-name="T20">: numeric</text:span></text:span></text:p>
      <text:p text:style-name="P33"><text:span text:style-name="Police_20_par_20_défaut"><text:span text:style-name="T20"/></text:span></text:p>
      <text:p text:style-name="P58"><text:soft-page-break/><text:span text:style-name="Police_20_par_20_défaut"><text:span text:style-name="T10"><draw:frame draw:style-name="fr2" draw:name="Objet84" text:anchor-type="as-char" svg:width="0.439cm" svg:height="0.467cm" draw:z-index="118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itemset_chart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9">,</text:span></text:span><text:span text:style-name="Police_20_par_20_défaut"><text:span text:style-name="T14"> identifiers</text:span></text:span><text:span text:style-name="Police_20_par_20_défaut"><text:span text:style-name="T9">: character,</text:span></text:span></text:p>
      <text:p text:style-name="P41"><text:span text:style-name="Police_20_par_20_défaut"><text:span text:style-name="T9"><text:s text:c="4"/></text:span></text:span><text:span text:style-name="Police_20_par_20_défaut"><text:span text:style-name="T14">length_one</text:span></text:span><text:span text:style-name="Police_20_par_20_défaut"><text:span text:style-name="T9">: logical, </text:span></text:span><text:span text:style-name="Police_20_par_20_défaut"><text:span text:style-name="T14">jitter</text:span></text:span><text:span text:style-name="Police_20_par_20_défaut"><text:span text:style-name="T9">: logical, </text:span></text:span><text:span text:style-name="Police_20_par_20_défaut"><text:span text:style-name="T14">under</text:span></text:span><text:span text:style-name="Police_20_par_20_défaut"><text:span text:style-name="T9">: character, </text:span></text:span><text:span text:style-name="Police_20_par_20_défaut"><text:span text:style-name="T14">over</text:span></text:span><text:span text:style-name="Police_20_par_20_défaut"><text:span text:style-name="T9">: character,</text:span></text:span></text:p>
      <text:p text:style-name="P41"><text:span text:style-name="Police_20_par_20_défaut"><text:span text:style-name="T9"><text:s text:c="4"/></text:span></text:span><text:span text:style-name="Police_20_par_20_défaut"><text:span text:style-name="T14">use_names</text:span></text:span><text:span text:style-name="Police_20_par_20_défaut"><text:span text:style-name="T9">: logical, </text:span></text:span><text:span text:style-name="Police_20_par_20_défaut"><text:span text:style-name="T14">n.cutoff</text:span></text:span><text:span text:style-name="Police_20_par_20_défaut"><text:span text:style-name="T9">: numeric, </text:span></text:span><text:span text:style-name="Police_20_par_20_défaut"><text:span text:style-name="T14">category</text:span></text:span><text:span text:style-name="Police_20_par_20_défaut"><text:span text:style-name="T9">: character or numeric,</text:span></text:span></text:p>
      <text:p text:style-name="P41"><text:span text:style-name="Police_20_par_20_défaut"><text:span text:style-name="T9"><text:s text:c="4"/></text:span></text:span><text:span text:style-name="Police_20_par_20_défaut"><text:span text:style-name="T14">c.cutoff</text:span></text:span><text:span text:style-name="Police_20_par_20_défaut"><text:span text:style-name="T9">: numeric, </text:span></text:span><text:span text:style-name="Police_20_par_20_défaut"><text:span text:style-name="T14">sort_by</text:span></text:span><text:span text:style-name="Police_20_par_20_défaut"><text:span text:style-name="T9">: character, </text:span></text:span><text:span text:style-name="Police_20_par_20_défaut"><text:span text:style-name="T14">title</text:span></text:span><text:span text:style-name="Police_20_par_20_défaut"><text:span text:style-name="T9">: character,</text:span></text:span><text:span text:style-name="Police_20_par_20_défaut"><text:span text:style-name="T14"> path</text:span></text:span><text:span text:style-name="Police_20_par_20_défaut"><text:span text:style-name="T9">: character,</text:span></text:span></text:p>
      <text:p text:style-name="P41"><text:span text:style-name="Police_20_par_20_défaut"><text:span text:style-name="T9"><text:s text:c="4"/></text:span></text:span><text:span text:style-name="Police_20_par_20_défaut"><text:span text:style-name="T14">name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 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6">ID</text:p>
          </table:table-cell>
          <table:table-cell table:style-name="Tableau31.B1" office:value-type="string">
            <text:p text:style-name="P6">node</text:p>
          </table:table-cell>
          <table:table-cell table:style-name="Tableau31.C1" office:value-type="string">
            <text:p text:style-name="P6">length</text:p>
          </table:table-cell>
          <table:table-cell table:style-name="Tableau31.D1" office:value-type="string">
            <text:p text:style-name="P6">frequency</text:p>
          </table:table-cell>
        </table:table-row>
        <table:table-row table:style-name="Tableau31.1">
          <table:table-cell table:style-name="Tableau31.A2" office:value-type="string">
            <text:p text:style-name="P8">numeric</text:p>
          </table:table-cell>
          <table:table-cell table:style-name="Tableau31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31.C2" office:value-type="string">
            <text:p text:style-name="P8">numeric</text:p>
          </table:table-cell>
          <table:table-cell table:style-name="Tableau31.D2" office:value-type="string">
            <text:p text:style-name="P8">numeric</text:p>
          </table:table-cell>
        </table:table-row>
      </table:table>
      <text:p text:style-name="P30"><text:span text:style-name="Police_20_par_20_défaut"><text:span text:style-name="T9">or (depends on the type of entities contained in </text:span></text:span><text:span text:style-name="Police_20_par_20_défaut"><text:span text:style-name="T14">nopc</text:span></text:span><text:span text:style-name="Police_20_par_20_défaut"><text:span text:style-name="T9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C"/>
        <table:table-column table:style-name="Tableau32.F"/>
        <table:table-column table:style-name="Tableau32.G"/>
        <table:table-column table:style-name="Tableau32.H"/>
        <table:table-column table:style-name="Tableau32.I"/>
        <table:table-row table:style-name="Tableau32.1">
          <table:table-cell table:style-name="Tableau32.A1" office:value-type="string">
            <text:p text:style-name="P6">ID</text:p>
          </table:table-cell>
          <table:table-cell table:style-name="Tableau32.B1" office:value-type="string">
            <text:p text:style-name="P6">pattern</text:p>
          </table:table-cell>
          <table:table-cell table:style-name="Tableau32.C1" office:value-type="string">
            <text:p text:style-name="P6">year</text:p>
          </table:table-cell>
          <table:table-cell table:style-name="Tableau32.D1" office:value-type="string">
            <text:p text:style-name="P6">length</text:p>
          </table:table-cell>
          <table:table-cell table:style-name="Tableau32.E1" office:value-type="string">
            <text:p text:style-name="P66">support</text:p>
          </table:table-cell>
          <table:table-cell table:style-name="Tableau32.F1" office:value-type="string">
            <text:p text:style-name="P6">frequency</text:p>
          </table:table-cell>
          <table:table-cell table:style-name="Tableau32.G1" office:value-type="string">
            <text:p text:style-name="P6">weight</text:p>
          </table:table-cell>
          <table:table-cell table:style-name="Tableau32.H1" office:value-type="string">
            <text:p text:style-name="P6">specificity</text:p>
          </table:table-cell>
          <table:table-cell table:style-name="Tableau32.I1" office:value-type="string">
            <text:p text:style-name="P6">status</text:p>
          </table:table-cell>
        </table:table-row>
        <table:table-row table:style-name="Tableau32.1">
          <table:table-cell table:style-name="Tableau32.A2" office:value-type="string">
            <text:p text:style-name="P8">numeric</text:p>
          </table:table-cell>
          <table:table-cell table:style-name="Tableau32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32.C2" office:value-type="string">
            <text:p text:style-name="P8">numeric</text:p>
          </table:table-cell>
          <table:table-cell table:style-name="Tableau32.D2" office:value-type="string">
            <text:p text:style-name="P8">numeric</text:p>
          </table:table-cell>
          <table:table-cell table:style-name="Tableau32.E2" office:value-type="string">
            <text:p text:style-name="P71">numeric</text:p>
          </table:table-cell>
          <table:table-cell table:style-name="Tableau32.F2" office:value-type="string">
            <text:p text:style-name="P8">numeric</text:p>
          </table:table-cell>
          <table:table-cell table:style-name="Tableau32.G2" office:value-type="string">
            <text:p text:style-name="P8">numeric</text:p>
          </table:table-cell>
          <table:table-cell table:style-name="Tableau32.H2" office:value-type="string">
            <text:p text:style-name="P8">numeric</text:p>
          </table:table-cell>
          <table:table-cell table:style-name="Tableau32.I2" office:value-type="string">
            <text:p text:style-name="P8">character</text:p>
          </table:table-cell>
        </table:table-row>
      </table:table>
      <text:p text:style-name="P26"/>
      <text:p text:style-name="P30"><text:span text:style-name="Police_20_par_20_défaut"><text:span text:style-name="T10"><draw:frame draw:style-name="fr2" draw:name="Objet85" text:anchor-type="as-char" svg:width="0.439cm" svg:height="0.467cm" draw:z-index="119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category_tree_chart(category</text:span></text:span><text:span text:style-name="Police_20_par_20_défaut"><text:span text:style-name="T9">: character or numeric, </text:span></text:span><text:span text:style-name="Police_20_par_20_défaut"><text:span text:style-name="T14">items</text:span></text:span><text:span text:style-name="Police_20_par_20_défaut"><text:span text:style-name="T9">: see attribute </text:span></text:span><text:span text:style-name="Police_20_par_20_défaut"><text:span text:style-name="T14">items</text:span></text:span><text:span text:style-name="Police_20_par_20_défaut"><text:span text:style-name="T9">,</text:span></text:span></text:p>
      <text:p text:style-name="P46"><text:span text:style-name="Police_20_par_20_défaut"><text:span text:style-name="T9"><text:s text:c="2"/></text:span></text:span><text:span text:style-name="Police_20_par_20_défaut"><text:span text:style-name="T14">use_names</text:span></text:span><text:span text:style-name="Police_20_par_20_défaut"><text:span text:style-name="T9">: logical, </text:span></text:span><text:span text:style-name="Police_20_par_20_défaut"><text:span text:style-name="T14">n.cutoff</text:span></text:span><text:span text:style-name="Police_20_par_20_défaut"><text:span text:style-name="T9">: numeric, </text:span></text:span><text:span text:style-name="Police_20_par_20_défaut"><text:span text:style-name="T14">c.cutoff</text:span></text:span><text:span text:style-name="Police_20_par_20_défaut"><text:span text:style-name="T9">: numeric,</text:span></text:span></text:p>
      <text:p text:style-name="P46"><text:span text:style-name="Police_20_par_20_défaut"><text:span text:style-name="T14"><text:s text:c="2"/>vertex_size</text:span></text:span><text:span text:style-name="Police_20_par_20_défaut"><text:span text:style-name="T9">: numeric, </text:span></text:span><text:span text:style-name="Police_20_par_20_défaut"><text:span text:style-name="T14">vertex_alpha</text:span></text:span><text:span text:style-name="Police_20_par_20_défaut"><text:span text:style-name="T9">: numeric, </text:span></text:span><text:span text:style-name="Police_20_par_20_défaut"><text:span text:style-name="T14">leaf_size</text:span></text:span><text:span text:style-name="Police_20_par_20_défaut"><text:span text:style-name="T9">: numeric,</text:span></text:span></text:p>
      <text:p text:style-name="P46"><text:span text:style-name="Police_20_par_20_défaut"><text:span text:style-name="T14"><text:s text:c="2"/>leaf_alpha</text:span></text:span><text:span text:style-name="Police_20_par_20_défaut"><text:span text:style-name="T9">: numeric, </text:span></text:span><text:span text:style-name="Police_20_par_20_défaut"><text:span text:style-name="T14">leaf_margin</text:span></text:span><text:span text:style-name="Police_20_par_20_défaut"><text:span text:style-name="T9">: numeric, </text:span></text:span><text:span text:style-name="Police_20_par_20_défaut"><text:span text:style-name="T14">label_size</text:span></text:span><text:span text:style-name="Police_20_par_20_défaut"><text:span text:style-name="T9">: numeric, </text:span></text:span></text:p>
      <text:p text:style-name="P46"><text:span text:style-name="Police_20_par_20_défaut"><text:span text:style-name="T14"><text:s text:c="2"/>label_margin</text:span></text:span><text:span text:style-name="Police_20_par_20_défaut"><text:span text:style-name="T9">: numeric</text:span></text:span><text:span text:style-name="Police_20_par_20_défaut"><text:span text:style-name="T14">)</text:span></text:span><text:span text:style-name="Police_20_par_20_défaut"><text:span text:style-name="T9">: ggplot2 graph</text:span></text:span></text:p>
      <text:p text:style-name="P26"/>
      <text:p text:style-name="P30"><text:span text:style-name="Police_20_par_20_défaut"><text:span text:style-name="T10"><draw:frame draw:style-name="fr2" draw:name="Objet86" text:anchor-type="as-char" svg:width="0.439cm" svg:height="0.467cm" draw:z-index="120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co_occurrence_chart(items</text:span></text:span><text:span text:style-name="Police_20_par_20_défaut"><text:span text:style-name="T9">: see attribute </text:span></text:span><text:span text:style-name="Police_20_par_20_défaut"><text:span text:style-name="T14">items</text:span></text:span><text:span text:style-name="Police_20_par_20_défaut"><text:span text:style-name="T9">, </text:span></text:span><text:span text:style-name="Police_20_par_20_défaut"><text:span text:style-name="T14">category</text:span></text:span><text:span text:style-name="Police_20_par_20_défaut"><text:span text:style-name="T9">: character or numeric,</text:span></text:span></text:p>
      <text:p text:style-name="P46"><text:span text:style-name="Police_20_par_20_défaut"><text:span text:style-name="T9"><text:s text:c="2"/></text:span></text:span><text:span text:style-name="Police_20_par_20_défaut"><text:span text:style-name="T14">co_occ</text:span></text:span><text:span text:style-name="Police_20_par_20_défaut"><text:span text:style-name="T9">: matrix(numeric), </text:span></text:span><text:span text:style-name="Police_20_par_20_défaut"><text:span text:style-name="T14">proportions</text:span></text:span><text:span text:style-name="Police_20_par_20_défaut"><text:span text:style-name="T9">: logical,</text:span></text:span><text:span text:style-name="Police_20_par_20_défaut"><text:span text:style-name="T14"> min_occ</text:span></text:span><text:span text:style-name="Police_20_par_20_défaut"><text:span text:style-name="T9">: numeric,</text:span></text:span></text:p>
      <text:p text:style-name="P46"><text:span text:style-name="Police_20_par_20_défaut"><text:span text:style-name="T9"><text:s text:c="2"/></text:span></text:span><text:span text:style-name="Police_20_par_20_défaut"><text:span text:style-name="T14">max_occ</text:span></text:span><text:span text:style-name="Police_20_par_20_défaut"><text:span text:style-name="T9">: numeric,</text:span></text:span><text:span text:style-name="Police_20_par_20_défaut"><text:span text:style-name="T14"> use_names</text:span></text:span><text:span text:style-name="Police_20_par_20_défaut"><text:span text:style-name="T9">: logical, </text:span></text:span><text:span text:style-name="Police_20_par_20_défaut"><text:span text:style-name="T14">n.cutoff</text:span></text:span><text:span text:style-name="Police_20_par_20_défaut"><text:span text:style-name="T9">: numeric, </text:span></text:span><text:span text:style-name="Police_20_par_20_défaut"><text:span text:style-name="T14">c.cutoff</text:span></text:span><text:span text:style-name="Police_20_par_20_défaut"><text:span text:style-name="T9">: numeric,</text:span></text:span></text:p>
      <text:p text:style-name="P46"><text:span text:style-name="Police_20_par_20_défaut"><text:span text:style-name="T14"><text:s text:c="2"/>sort_by</text:span></text:span><text:span text:style-name="Police_20_par_20_défaut"><text:span text:style-name="T9">: character, </text:span></text:span><text:span text:style-name="Police_20_par_20_défaut"><text:span text:style-name="T14">vertex_size</text:span></text:span><text:span text:style-name="Police_20_par_20_défaut"><text:span text:style-name="T9">: numeric, </text:span></text:span><text:span text:style-name="Police_20_par_20_défaut"><text:span text:style-name="T14">vertex_alpha</text:span></text:span><text:span text:style-name="Police_20_par_20_défaut"><text:span text:style-name="T9">: numeric,</text:span></text:span></text:p>
      <text:p text:style-name="P46"><text:span text:style-name="Police_20_par_20_défaut"><text:span text:style-name="T14"><text:s text:c="2"/>vertex_margin</text:span></text:span><text:span text:style-name="Police_20_par_20_défaut"><text:span text:style-name="T9">: numeric, </text:span></text:span><text:span text:style-name="Police_20_par_20_défaut"><text:span text:style-name="T14">label_size</text:span></text:span><text:span text:style-name="Police_20_par_20_défaut"><text:span text:style-name="T9">: numeric, </text:span></text:span><text:span text:style-name="Police_20_par_20_défaut"><text:span text:style-name="T14">label_margin</text:span></text:span><text:span text:style-name="Police_20_par_20_défaut"><text:span text:style-name="T9">: numeric,</text:span></text:span></text:p>
      <text:p text:style-name="P46"><text:span text:style-name="Police_20_par_20_défaut"><text:span text:style-name="T14"><text:s text:c="2"/>edge_looseness</text:span></text:span><text:span text:style-name="Police_20_par_20_défaut"><text:span text:style-name="T9">: numeric, </text:span></text:span><text:span text:style-name="Police_20_par_20_défaut"><text:span text:style-name="T14">edge_alpha</text:span></text:span><text:span text:style-name="Police_20_par_20_défaut"><text:span text:style-name="T9">: numeric,</text:span></text:span><text:span text:style-name="Police_20_par_20_défaut"><text:span text:style-name="T14"> palette</text:span></text:span><text:span text:style-name="Police_20_par_20_défaut"><text:span text:style-name="T9">: character or</text:span></text:span></text:p>
      <text:p text:style-name="P46"><text:span text:style-name="Police_20_par_20_défaut"><text:span text:style-name="T9"><text:s text:c="2"/>numeric, </text:span></text:span><text:span text:style-name="Police_20_par_20_défaut"><text:span text:style-name="T14">palette_direction</text:span></text:span><text:span text:style-name="Police_20_par_20_défaut"><text:span text:style-name="T9">: numeric</text:span></text:span><text:span text:style-name="Police_20_par_20_défaut"><text:span text:style-name="T14">)</text:span></text:span><text:span text:style-name="Police_20_par_20_défaut"><text:span text:style-name="T9">: ggplot2 graph</text:span></text:span></text:p>
      <text:p text:style-name="P26"/>
      <text:p text:style-name="P30"><text:span text:style-name="Police_20_par_20_défaut"><text:span text:style-name="T10"><draw:frame draw:style-name="fr2" draw:name="Objet87" text:anchor-type="as-char" svg:width="0.439cm" svg:height="0.467cm" draw:z-index="121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extract_rules(itemsets</text:span></text:span><text:span text:style-name="Police_20_par_20_défaut"><text:span text:style-name="T9">: character or list, </text:span></text:span><text:span text:style-name="Police_20_par_20_défaut"><text:span text:style-name="T14">pruning</text:span></text:span><text:span text:style-name="Police_20_par_20_défaut"><text:span text:style-name="T9">: logical, </text:span></text:span><text:span text:style-name="Police_20_par_20_défaut"><text:span text:style-name="T14">arules</text:span></text:span><text:span text:style-name="Police_20_par_20_défaut"><text:span text:style-name="T9">: logical, </text:span></text:span><text:span text:style-name="Police_20_par_20_défaut"><text:span text:style-name="T14">as_sets</text:span></text:span><text:span text:style-name="Police_20_par_20_défaut"><text:span text:style-name="T9">: logical, </text:span></text:span><text:span text:style-name="Police_20_par_20_défaut"><text:span text:style-name="T14">…)</text:span></text:span><text:span text:style-name="Police_20_par_20_défaut"><text:span text:style-name="T9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 table:number-columns-repeated="2"/>
        <table:table-row table:style-name="Tableau33.1">
          <table:table-cell table:style-name="Tableau33.A1" office:value-type="string">
            <text:p text:style-name="P6">antecedent</text:p>
          </table:table-cell>
          <table:table-cell table:style-name="Tableau33.B1" office:value-type="string">
            <text:p text:style-name="P6"/>
          </table:table-cell>
          <table:table-cell table:style-name="Tableau33.C1" office:value-type="string">
            <text:p text:style-name="P6">consequent</text:p>
          </table:table-cell>
          <table:table-cell table:style-name="Tableau33.D1" office:value-type="string">
            <text:p text:style-name="P6">support</text:p>
          </table:table-cell>
          <table:table-cell table:style-name="Tableau33.E1" office:value-type="string">
            <text:p text:style-name="P6">confidence</text:p>
          </table:table-cell>
          <table:table-cell table:style-name="Tableau33.F1" office:value-type="string">
            <text:p text:style-name="P6">lift</text:p>
          </table:table-cell>
          <table:table-cell table:style-name="Tableau33.G1" office:value-type="string">
            <text:p text:style-name="P6">count</text:p>
          </table:table-cell>
        </table:table-row>
        <table:table-row table:style-name="Tableau33.1">
          <table:table-cell table:style-name="Tableau33.A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33.B2" office:value-type="string">
            <text:p text:style-name="P8">=&gt;</text:p>
          </table:table-cell>
          <table:table-cell table:style-name="Tableau33.C2" office:value-type="string">
            <text:p text:style-name="P4"><text:span text:style-name="Police_20_par_20_défaut"><text:span text:style-name="T11">character</text:span></text:span></text:p>
          </table:table-cell>
          <table:table-cell table:style-name="Tableau33.D2" office:value-type="string">
            <text:p text:style-name="P8">numeric</text:p>
          </table:table-cell>
          <table:table-cell table:style-name="Tableau33.E2" office:value-type="string">
            <text:p text:style-name="P8">numeric</text:p>
          </table:table-cell>
          <table:table-cell table:style-name="Tableau33.F2" office:value-type="string">
            <text:p text:style-name="P8">numeric</text:p>
          </table:table-cell>
          <table:table-cell table:style-name="Tableau33.G2" office:value-type="string">
            <text:p text:style-name="P8">numeric</text:p>
          </table:table-cell>
        </table:table-row>
      </table:table>
      <text:p text:style-name="P30"><text:span text:style-name="Police_20_par_20_défaut"><text:span text:style-name="T9">or (</text:span></text:span><text:span text:style-name="Police_20_par_20_défaut"><text:span text:style-name="T14">antecedent</text:span></text:span><text:span text:style-name="Police_20_par_20_défaut"><text:span text:style-name="T9"> and </text:span></text:span><text:span text:style-name="Police_20_par_20_défaut"><text:span text:style-name="T14">consequent</text:span></text:span><text:span text:style-name="Police_20_par_20_défaut"><text:span text:style-name="T9"> types depend on the value of </text:span></text:span><text:span text:style-name="Police_20_par_20_défaut"><text:span text:style-name="T14">as_sets</text:span></text:span><text:span text:style-name="Police_20_par_20_défaut"><text:span text:style-name="T9">. Presence of </text:span></text:span><text:span text:style-name="Police_20_par_20_défaut"><text:span text:style-name="T14">count</text:span></text:span><text:span text:style-name="Police_20_par_20_défaut"><text:span text:style-name="T9"> or </text:span></text:span><text:span text:style-name="Police_20_par_20_défaut"><text:span text:style-name="T14">itemset</text:span></text:span><text:span text:style-name="Police_20_par_20_défaut"><text:span text:style-name="T9"> depends on the value of </text:span></text:span><text:span text:style-name="Police_20_par_20_défaut"><text:span text:style-name="T14">itemsets</text:span></text:span><text:span text:style-name="Police_20_par_20_défaut"><text:span text:style-name="T9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 table:number-columns-repeated="2"/>
        <table:table-row table:style-name="Tableau34.1">
          <table:table-cell table:style-name="Tableau34.A1" office:value-type="string">
            <text:p text:style-name="P6">antecedent</text:p>
          </table:table-cell>
          <table:table-cell table:style-name="Tableau34.B1" office:value-type="string">
            <text:p text:style-name="P6"/>
          </table:table-cell>
          <table:table-cell table:style-name="Tableau34.C1" office:value-type="string">
            <text:p text:style-name="P6">consequent</text:p>
          </table:table-cell>
          <table:table-cell table:style-name="Tableau34.D1" office:value-type="string">
            <text:p text:style-name="P6">support</text:p>
          </table:table-cell>
          <table:table-cell table:style-name="Tableau34.E1" office:value-type="string">
            <text:p text:style-name="P6">confidence</text:p>
          </table:table-cell>
          <table:table-cell table:style-name="Tableau34.F1" office:value-type="string">
            <text:p text:style-name="P6">lift</text:p>
          </table:table-cell>
          <table:table-cell table:style-name="Tableau34.G1" office:value-type="string">
            <text:p text:style-name="P6">itemset</text:p>
          </table:table-cell>
        </table:table-row>
        <table:table-row table:style-name="Tableau34.1">
          <table:table-cell table:style-name="Tableau34.A2" office:value-type="string">
            <text:p text:style-name="P8">factor</text:p>
          </table:table-cell>
          <table:table-cell table:style-name="Tableau34.B2" office:value-type="string">
            <text:p text:style-name="P8">=&gt;</text:p>
          </table:table-cell>
          <table:table-cell table:style-name="Tableau34.C2" office:value-type="string">
            <text:p text:style-name="P8">factor</text:p>
          </table:table-cell>
          <table:table-cell table:style-name="Tableau34.D2" office:value-type="string">
            <text:p text:style-name="P8">numeric</text:p>
          </table:table-cell>
          <table:table-cell table:style-name="Tableau34.E2" office:value-type="string">
            <text:p text:style-name="P8">numeric</text:p>
          </table:table-cell>
          <table:table-cell table:style-name="Tableau34.F2" office:value-type="string">
            <text:p text:style-name="P8">numeric</text:p>
          </table:table-cell>
          <table:table-cell table:style-name="Tableau34.G2" office:value-type="string">
            <text:p text:style-name="P8">numeric</text:p>
          </table:table-cell>
        </table:table-row>
      </table:table>
      <text:p text:style-name="P23"/>
      <text:p text:style-name="P30"><text:span text:style-name="Police_20_par_20_défaut"><text:span text:style-name="T10"><draw:frame draw:style-name="fr2" draw:name="Objet88" text:anchor-type="as-char" svg:width="0.439cm" svg:height="0.467cm" draw:z-index="122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rules_chart(rules</text:span></text:span><text:span text:style-name="Police_20_par_20_défaut"><text:span text:style-name="T9">: see method </text:span></text:span><text:span text:style-name="Police_20_par_20_défaut"><text:span text:style-name="T14">extract_rules</text:span></text:span><text:span text:style-name="Police_20_par_20_défaut"><text:span text:style-name="T9">,</text:span></text:span><text:span text:style-name="Police_20_par_20_défaut"><text:span text:style-name="T14"> items</text:span></text:span><text:span text:style-name="Police_20_par_20_défaut"><text:span text:style-name="T9">: see attribute </text:span></text:span><text:span text:style-name="Police_20_par_20_défaut"><text:span text:style-name="T14">items</text:span></text:span><text:span text:style-name="Police_20_par_20_défaut"><text:span text:style-name="T9">,</text:span></text:span><text:span text:style-name="Police_20_par_20_défaut"><text:span text:style-name="T14"> parameter</text:span></text:span><text:span text:style-name="Police_20_par_20_défaut"><text:span text:style-name="T9">: list,</text:span></text:span></text:p>
      <text:p text:style-name="P49"><text:span text:style-name="Police_20_par_20_défaut"><text:span text:style-name="T14"><text:s text:c="13"/>display</text:span></text:span><text:span text:style-name="Police_20_par_20_défaut"><text:span text:style-name="T9">: character,</text:span></text:span><text:span text:style-name="Police_20_par_20_défaut"><text:span text:style-name="T14"> threshold</text:span></text:span><text:span text:style-name="Police_20_par_20_défaut"><text:span text:style-name="T9">: numeric,</text:span></text:span><text:span text:style-name="Police_20_par_20_défaut"><text:span text:style-name="T14"> </text:span></text:span><text:span text:style-name="Police_20_par_20_défaut"><text:span text:style-name="T17">direction</text:span></text:span><text:span text:style-name="Police_20_par_20_défaut"><text:span text:style-name="T23">: logical,</text:span></text:span><text:span text:style-name="Police_20_par_20_défaut"><text:span text:style-name="T16"> </text:span></text:span><text:span text:style-name="Police_20_par_20_défaut"><text:span text:style-name="T14">use_names</text:span></text:span><text:span text:style-name="Police_20_par_20_défaut"><text:span text:style-name="T9">: logical,</text:span></text:span></text:p>
      <text:p text:style-name="P49"><text:span text:style-name="Police_20_par_20_défaut"><text:span text:style-name="T14"><text:s text:c="13"/>n.cutoff</text:span></text:span><text:span text:style-name="Police_20_par_20_défaut"><text:span text:style-name="T9">: numeric, </text:span></text:span><text:span text:style-name="Police_20_par_20_défaut"><text:span text:style-name="T14">category</text:span></text:span><text:span text:style-name="Police_20_par_20_défaut"><text:span text:style-name="T9">: character or numeric,</text:span></text:span><text:span text:style-name="Police_20_par_20_défaut"><text:span text:style-name="T14"> c.cutoff</text:span></text:span><text:span text:style-name="Police_20_par_20_défaut"><text:span text:style-name="T9">: numeric,</text:span></text:span></text:p>
      <text:p text:style-name="P49"><text:span text:style-name="Police_20_par_20_défaut"><text:span text:style-name="T14"><text:s text:c="13"/>sort_by</text:span></text:span><text:span text:style-name="Police_20_par_20_défaut"><text:span text:style-name="T9">: character, </text:span></text:span><text:span text:style-name="Police_20_par_20_défaut"><text:span text:style-name="T14">vertex_size</text:span></text:span><text:span text:style-name="Police_20_par_20_défaut"><text:span text:style-name="T9">: numeric,</text:span></text:span><text:span text:style-name="Police_20_par_20_défaut"><text:span text:style-name="T14"> vertex_alpha</text:span></text:span><text:span text:style-name="Police_20_par_20_défaut"><text:span text:style-name="T9">: numeric,</text:span></text:span></text:p>
      <text:p text:style-name="P49"><text:span text:style-name="Police_20_par_20_défaut"><text:span text:style-name="T14"><text:s text:c="13"/>vertex_margin</text:span></text:span><text:span text:style-name="Police_20_par_20_défaut"><text:span text:style-name="T9">: numeric, </text:span></text:span><text:span text:style-name="Police_20_par_20_défaut"><text:span text:style-name="T14">label_size</text:span></text:span><text:span text:style-name="Police_20_par_20_défaut"><text:span text:style-name="T9">: numeric,</text:span></text:span><text:span text:style-name="Police_20_par_20_défaut"><text:span text:style-name="T14"> label_margin</text:span></text:span><text:span text:style-name="Police_20_par_20_défaut"><text:span text:style-name="T9">: numeric,</text:span></text:span></text:p>
      <text:p text:style-name="P49"><text:span text:style-name="Police_20_par_20_défaut"><text:span text:style-name="T14"><text:s text:c="13"/>edge_looseness</text:span></text:span><text:span text:style-name="Police_20_par_20_défaut"><text:span text:style-name="T9">: numeric, </text:span></text:span><text:span text:style-name="Police_20_par_20_défaut"><text:span text:style-name="T14">edge_alpha</text:span></text:span><text:span text:style-name="Police_20_par_20_défaut"><text:span text:style-name="T9">: numeric,</text:span></text:span><text:span text:style-name="Police_20_par_20_défaut"><text:span text:style-name="T14"> palette</text:span></text:span><text:span text:style-name="Police_20_par_20_défaut"><text:span text:style-name="T9">: character,</text:span></text:span></text:p>
      <text:p text:style-name="P49"><text:span text:style-name="Police_20_par_20_défaut"><text:span text:style-name="T14"><text:s text:c="13"/>palette_direction</text:span></text:span><text:span text:style-name="Police_20_par_20_défaut"><text:span text:style-name="T9">: numeric, </text:span></text:span><text:span text:style-name="Police_20_par_20_défaut"><text:span text:style-name="T14">plot</text:span></text:span><text:span text:style-name="Police_20_par_20_défaut"><text:span text:style-name="T9">: logical</text:span></text:span><text:span text:style-name="Police_20_par_20_défaut"><text:span text:style-name="T14">)</text:span></text:span><text:span text:style-name="Police_20_par_20_défaut"><text:span text:style-name="T9">: list<text:tab/></text:span></text:span></text:p>
      <text:p text:style-name="P26">[["graph"]]: ggplot2 graph</text:p>
      <text:p text:style-name="P30"><text:span text:style-name="Police_20_par_20_défaut"><text:span text:style-name="T9">[["rules"]]: see method </text:span></text:span><text:span text:style-name="Police_20_par_20_défaut"><text:span text:style-name="T14">extract_rules</text:span></text:span></text:p>
      <text:p text:style-name="P19"><text:soft-page-break/></text:p>
      <text:p text:style-name="P30"><text:span text:style-name="Police_20_par_20_défaut"><text:span text:style-name="T10"><draw:frame draw:style-name="fr2" draw:name="Objet89" text:anchor-type="as-char" svg:width="0.439cm" svg:height="0.467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export(nporc</text:span></text:span><text:span text:style-name="Police_20_par_20_défaut"><text:span text:style-name="T9">: see attribute </text:span></text:span><text:span text:style-name="Police_20_par_20_défaut"><text:span text:style-name="T13">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20"> or return of function </text:span></text:span><text:span text:style-name="Police_20_par_20_défaut"><text:span text:style-name="T13">extract_rules</text:span></text:span><text:span text:style-name="Police_20_par_20_défaut"><text:span text:style-name="T9">, </text:span></text:span><text:span text:style-name="Police_20_par_20_défaut"><text:span text:style-name="T13">…)</text:span></text:span></text:p>
      <text:p text:style-name="P19"/>
      <text:p text:style-name="P30"><text:span text:style-name="Police_20_par_20_défaut"><text:span text:style-name="T10"><draw:frame draw:style-name="fr2" draw:name="Objet90" text:anchor-type="as-char" svg:width="0.439cm" svg:height="0.467cm" draw:z-index="128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get_trx_from_category(trx</text:span></text:span><text:span text:style-name="Police_20_par_20_défaut"><text:span text:style-name="T9">: TransactionSet,</text:span></text:span><text:span text:style-name="Police_20_par_20_défaut"><text:span text:style-name="T14"> category</text:span></text:span><text:span text:style-name="Police_20_par_20_défaut"><text:span text:style-name="T9">: character or numeric, </text:span></text:span><text:span text:style-name="Police_20_par_20_défaut"><text:span text:style-name="T14">value</text:span></text:span><text:span text:style-name="Police_20_par_20_défaut"><text:span text:style-name="T9">: character,</text:span></text:span></text:p>
      <text:p text:style-name="P46"><text:span text:style-name="Police_20_par_20_défaut"><text:span text:style-name="T9"><text:s text:c="6"/></text:span></text:span><text:span text:style-name="Police_20_par_20_défaut"><text:span text:style-name="T26">as_indices</text:span></text:span><text:span text:style-name="Police_20_par_20_défaut"><text:span text:style-name="T27">: logical</text:span></text:span><text:span text:style-name="Police_20_par_20_défaut"><text:span text:style-name="T14">)</text:span></text:span><text:span text:style-name="Police_20_par_20_défaut"><text:span text:style-name="T9">: TransactionSet or </text:span></text:span><text:span text:style-name="Police_20_par_20_défaut"><text:span text:style-name="T27">named vector(numeric)</text:span></text:span></text:p>
      <text:p text:style-name="P19"/>
      <text:p text:style-name="P30"><text:span text:style-name="Police_20_par_20_défaut"><text:span text:style-name="T10"><draw:frame draw:style-name="fr2" draw:name="Objet91" text:anchor-type="as-char" svg:width="0.439cm" svg:height="0.467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nodes(</text:span></text:span><text:bookmark-start text:name="_Hlk51355472"/><text:span text:style-name="Police_20_par_20_défaut"><text:span text:style-name="T13">nc</text:span></text:span><text:bookmark-end text:name="_Hlk51355472"/><text:span text:style-name="Police_20_par_20_défaut"><text:span text:style-name="T20">: character or see attribute </text:span></text:span><text:span text:style-name="Police_20_par_20_défaut"><text:span text:style-name="T13">nodes</text:span></text:span><text:span text:style-name="Police_20_par_20_défaut"><text:span text:style-name="T20">, </text:span></text:span><text:span text:style-name="Police_20_par_20_défaut"><text:span text:style-name="T13">element</text:span></text:span><text:span text:style-name="Police_20_par_20_défaut"><text:span text:style-name="T20">: character or numeric,</text:span></text:span></text:p>
      <text:p text:style-name="P44"><text:span text:style-name="Police_20_par_20_défaut"><text:span text:style-name="T20"><text:s text:c="12"/></text:span></text:span><text:span text:style-name="Police_20_par_20_défaut"><text:span text:style-name="T13">value</text:span></text:span><text:span text:style-name="Police_20_par_20_défaut"><text:span text:style-name="T20">: numeric or vector(numeric) or character or vector(character),</text:span></text:span></text:p>
      <text:p text:style-name="P44"><text:span text:style-name="Police_20_par_20_défaut"><text:span text:style-name="T20"><text:s text:c="12"/></text:span></text:span><text:span text:style-name="Police_20_par_20_défaut"><text:span text:style-name="T13">condition</text:span></text:span><text:span text:style-name="Police_20_par_20_défaut"><text:span text:style-name="T20">: character</text:span></text:span><text:span text:style-name="Police_20_par_20_défaut"><text:span text:style-name="T13">)</text:span></text:span><text:span text:style-name="Police_20_par_20_défaut"><text:span text:style-name="T20">: see attribute </text:span></text:span><text:span text:style-name="Police_20_par_20_défaut"><text:span text:style-name="T13">nodes</text:span></text:span></text:p>
      <text:p text:style-name="P30"><text:span text:style-name="Police_20_par_20_défaut"><text:span text:style-name="T11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nodes_from_items(n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nodes</text:span></text:span><text:span text:style-name="Police_20_par_20_défaut"><text:span text:style-name="T9">, </text:span></text:span><text:span text:style-name="Police_20_par_20_défaut"><text:span text:style-name="T13">items</text:span></text:span><text:span text:style-name="Police_20_par_20_défaut"><text:span text:style-name="T9">: vector(numeric),</text:span></text:span></text:p>
      <text:p text:style-name="P46"><text:span text:style-name="Police_20_par_20_défaut"><text:span text:style-name="T13"><text:s text:c="6"/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nodes</text:span></text:span></text:p>
      <text:p text:style-name="P30"><text:span text:style-name="Police_20_par_20_défaut"><text:span text:style-name="T11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nodes_from_characteristic(n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nodes</text:span></text:span><text:span text:style-name="Police_20_par_20_défaut"><text:span text:style-name="T9">, </text:span></text:span><text:span text:style-name="Police_20_par_20_défaut"><text:span text:style-name="T13">characteristic</text:span></text:span><text:span text:style-name="Police_20_par_20_défaut"><text:span text:style-name="T9">: character, </text:span></text:span></text:p>
      <text:p text:style-name="P52"><text:span text:style-name="Police_20_par_20_défaut"><text:span text:style-name="T9"><text:s text:c="7"/></text:span></text:span><text:span text:style-name="Police_20_par_20_défaut"><text:span text:style-name="T13">value</text:span></text:span><text:span text:style-name="Police_20_par_20_défaut"><text:span text:style-name="T9">: numeric, 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nodes</text:span></text:span></text:p>
      <text:p text:style-name="P30"><text:span text:style-name="Police_20_par_20_défaut"><text:span text:style-name="T11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nodes_from_category(n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nodes</text:span></text:span><text:span text:style-name="Police_20_par_20_défaut"><text:span text:style-name="T20">,</text:span></text:span><text:span text:style-name="Police_20_par_20_défaut"><text:span text:style-name="T13"> category</text:span></text:span><text:span text:style-name="Police_20_par_20_défaut"><text:span text:style-name="T9">: character or numeric, </text:span></text:span></text:p>
      <text:p text:style-name="P46"><text:span text:style-name="Police_20_par_20_défaut"><text:span text:style-name="T9"><text:s text:c="12"/></text:span></text:span><text:span text:style-name="Police_20_par_20_défaut"><text:span text:style-name="T13">value</text:span></text:span><text:span text:style-name="Police_20_par_20_défaut"><text:span text:style-name="T9">: character, 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nodes</text:span></text:span></text:p>
      <text:p text:style-name="P26"/>
      <text:p text:style-name="P30"><text:span text:style-name="Police_20_par_20_défaut"><text:span text:style-name="T10"><draw:frame draw:style-name="fr2" draw:name="Objet92" text:anchor-type="as-char" svg:width="0.439cm" svg:height="0.467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patterns(pc</text:span></text:span><text:span text:style-name="Police_20_par_20_défaut"><text:span text:style-name="T20">: character or see attribute </text:span></text:span><text:span text:style-name="Police_20_par_20_défaut"><text:span text:style-name="T13">patterns</text:span></text:span><text:span text:style-name="Police_20_par_20_défaut"><text:span text:style-name="T20">, </text:span></text:span><text:span text:style-name="Police_20_par_20_défaut"><text:span text:style-name="T13">element</text:span></text:span><text:span text:style-name="Police_20_par_20_défaut"><text:span text:style-name="T20">: character or numeric,</text:span></text:span></text:p>
      <text:p text:style-name="P44"><text:span text:style-name="Police_20_par_20_défaut"><text:span text:style-name="T20"><text:s text:c="16"/></text:span></text:span><text:span text:style-name="Police_20_par_20_défaut"><text:span text:style-name="T13">value</text:span></text:span><text:span text:style-name="Police_20_par_20_défaut"><text:span text:style-name="T20">: numeric or vector(numeric) or character or vector(character),</text:span></text:span></text:p>
      <text:p text:style-name="P44"><text:span text:style-name="Police_20_par_20_défaut"><text:span text:style-name="T20"><text:s text:c="16"/></text:span></text:span><text:span text:style-name="Police_20_par_20_défaut"><text:span text:style-name="T13">condition</text:span></text:span><text:span text:style-name="Police_20_par_20_défaut"><text:span text:style-name="T20">: character</text:span></text:span><text:span text:style-name="Police_20_par_20_défaut"><text:span text:style-name="T13">)</text:span></text:span><text:span text:style-name="Police_20_par_20_défaut"><text:span text:style-name="T20">: see attribute </text:span></text:span><text:span text:style-name="Police_20_par_20_défaut"><text:span text:style-name="T13">patterns</text:span></text:span></text:p>
      <text:p text:style-name="P30"><text:span text:style-name="Police_20_par_20_défaut"><text:span text:style-name="T11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items(p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patterns</text:span></text:span><text:span text:style-name="Police_20_par_20_défaut"><text:span text:style-name="T9">, </text:span></text:span><text:span text:style-name="Police_20_par_20_défaut"><text:span text:style-name="T13">items</text:span></text:span><text:span text:style-name="Police_20_par_20_défaut"><text:span text:style-name="T9">: vector(numeric),</text:span></text:span></text:p>
      <text:p text:style-name="P54"><text:span text:style-name="Police_20_par_20_défaut"><text:span text:style-name="T9"><text:s text:c="11"/>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patterns</text:span></text:span></text:p>
      <text:p text:style-name="P30"><text:span text:style-name="Police_20_par_20_défaut"><text:span text:style-name="T11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characteristic(pc</text:span></text:span><text:span text:style-name="Police_20_par_20_défaut"><text:span text:style-name="T9">:</text:span></text:span><text:span text:style-name="Police_20_par_20_défaut"><text:span text:style-name="T20"> character or</text:span></text:span><text:span text:style-name="Police_20_par_20_défaut"><text:span text:style-name="T9"> see attribute </text:span></text:span><text:span text:style-name="Police_20_par_20_défaut"><text:span text:style-name="T13">patterns</text:span></text:span><text:span text:style-name="Police_20_par_20_défaut"><text:span text:style-name="T9">,</text:span></text:span></text:p>
      <text:p text:style-name="P55"><text:span text:style-name="Police_20_par_20_défaut"><text:span text:style-name="T9"><text:s text:c="11"/></text:span></text:span><text:span text:style-name="Police_20_par_20_défaut"><text:span text:style-name="T13">characteristic</text:span></text:span><text:span text:style-name="Police_20_par_20_défaut"><text:span text:style-name="T9">: character, </text:span></text:span><text:span text:style-name="Police_20_par_20_défaut"><text:span text:style-name="T13">value</text:span></text:span><text:span text:style-name="Police_20_par_20_défaut"><text:span text:style-name="T9">: numeric,</text:span></text:span><text:span text:style-name="Police_20_par_20_défaut"><text:span text:style-name="T13"> 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</text:span></text:span></text:p>
      <text:p text:style-name="P55"><text:span text:style-name="Police_20_par_20_défaut"><text:span text:style-name="T13"><text:s text:c="11"/></text:span></text:span><text:span text:style-name="Police_20_par_20_défaut"><text:span text:style-name="T9">see attribute </text:span></text:span><text:span text:style-name="Police_20_par_20_défaut"><text:span text:style-name="T13">patterns</text:span></text:span></text:p>
      <text:p text:style-name="P30"><text:span text:style-name="Police_20_par_20_défaut"><text:span text:style-name="T11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status(p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patterns</text:span></text:span><text:span text:style-name="Police_20_par_20_défaut"><text:span text:style-name="T9">, </text:span></text:span><text:span text:style-name="Police_20_par_20_défaut"><text:span text:style-name="T13">value</text:span></text:span><text:span text:style-name="Police_20_par_20_défaut"><text:span text:style-name="T9">: vector(character),</text:span></text:span></text:p>
      <text:p text:style-name="P54"><text:span text:style-name="Police_20_par_20_défaut"><text:span text:style-name="T9"><text:s text:c="12"/>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patterns</text:span></text:span></text:p>
      <text:p text:style-name="P30"><text:span text:style-name="Police_20_par_20_défaut"><text:span text:style-name="T11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category(pc</text:span></text:span><text:span text:style-name="Police_20_par_20_défaut"><text:span text:style-name="T9">: </text:span></text:span><text:span text:style-name="Police_20_par_20_défaut"><text:span text:style-name="T20">character or </text:span></text:span><text:span text:style-name="Police_20_par_20_défaut"><text:span text:style-name="T9">see attribute </text:span></text:span><text:span text:style-name="Police_20_par_20_défaut"><text:span text:style-name="T13">patterns</text:span></text:span><text:span text:style-name="Police_20_par_20_défaut"><text:span text:style-name="T9">,</text:span></text:span></text:p>
      <text:p text:style-name="P52"><text:span text:style-name="Police_20_par_20_défaut"><text:span text:style-name="T9"><text:s text:c="2"/></text:span></text:span><text:span text:style-name="Police_20_par_20_défaut"><text:span text:style-name="T13">category</text:span></text:span><text:span text:style-name="Police_20_par_20_défaut"><text:span text:style-name="T9">: character or numeric, </text:span></text:span><text:span text:style-name="Police_20_par_20_défaut"><text:span text:style-name="T13">value</text:span></text:span><text:span text:style-name="Police_20_par_20_défaut"><text:span text:style-name="T9">: character,</text:span></text:span></text:p>
      <text:p text:style-name="P52"><text:span text:style-name="Police_20_par_20_défaut"><text:span text:style-name="T13"><text:s text:c="2"/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patterns</text:span></text:span></text:p>
      <text:p text:style-name="P19"/>
      <text:p text:style-name="P30"><text:span text:style-name="Police_20_par_20_défaut"><text:span text:style-name="T10"><draw:frame draw:style-name="fr2" draw:name="Objet93" text:anchor-type="as-char" svg:width="0.439cm" svg:height="0.467cm" draw:z-index="13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links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)</text:span></text:span><text:span text:style-name="Police_20_par_20_défaut"><text:span text:style-name="T20">: see attribute </text:span></text:span><text:span text:style-name="Police_20_par_20_défaut"><text:span text:style-name="T13">node_links</text:span></text:span><text:span text:style-name="Police_20_par_20_défaut"><text:span text:style-name="T20"> or</text:span></text:span></text:p>
      <text:p text:style-name="P48"><text:span text:style-name="Police_20_par_20_défaut"><text:span text:style-name="T20"><text:s text:c="9"/></text:span></text:span><text:span text:style-name="Police_20_par_20_défaut"><text:span text:style-name="T13">pattern_links</text:span></text:span></text:p>
      <text:p text:style-name="P30"><text:span text:style-name="Police_20_par_20_défaut"><text:span text:style-name="T10"><draw:frame draw:style-name="fr2" draw:name="Objet94" text:anchor-type="as-char" svg:width="0.439cm" svg:height="0.46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isolates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)</text:span></text:span><text:span text:style-name="Police_20_par_20_défaut"><text:span text:style-name="T20">: </text:span></text:span><text:span text:style-name="Police_20_par_20_défaut"><text:span text:style-name="T9">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</text:span></text:span></text:p>
      <text:p text:style-name="P30"><text:span text:style-name="Police_20_par_20_défaut"><text:span text:style-name="T10"><draw:frame draw:style-name="fr2" draw:name="Objet95" text:anchor-type="as-char" svg:width="0.439cm" svg:height="0.467cm" draw:z-index="133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non_isolates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)</text:span></text:span><text:span text:style-name="Police_20_par_20_défaut"><text:span text:style-name="T20">: </text:span></text:span><text:span text:style-name="Police_20_par_20_défaut"><text:span text:style-name="T9">see attribute</text:span></text:span><text:span text:style-name="Police_20_par_20_défaut"><text:span text:style-name="T13"> nodes</text:span></text:span><text:span text:style-name="Police_20_par_20_défaut"><text:span text:style-name="T9"> or</text:span></text:span></text:p>
      <text:p text:style-name="P41"><text:span text:style-name="Police_20_par_20_défaut"><text:span text:style-name="T9"><text:s text:c="9"/></text:span></text:span><text:span text:style-name="Police_20_par_20_défaut"><text:span text:style-name="T13">patterns</text:span></text:span></text:p>
      <text:p text:style-name="P30"><text:span text:style-name="Police_20_par_20_défaut"><text:span text:style-name="T10"><draw:frame draw:style-name="fr2" draw:name="Objet96" text:anchor-type="as-char" svg:width="0.439cm" svg:height="0.467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complexes(nopc</text:span></text:span><text:span text:style-name="Police_20_par_20_défaut"><text:span text:style-name="T20">: </text:span></text:span><text:span text:style-name="Police_20_par_20_défaut"><text:span text:style-name="T9">character or </text:span></text:span><text:span text:style-name="Police_20_par_20_défaut"><text:span text:style-name="T20">see attribute </text:span></text:span><text:span text:style-name="Police_20_par_20_défaut"><text:span text:style-name="T13">nodes</text:span></text:span><text:span text:style-name="Police_20_par_20_défaut"><text:span text:style-name="T20"> or </text:span></text:span><text:span text:style-name="Police_20_par_20_défaut"><text:span text:style-name="T13">patterns</text:span></text:span><text:span text:style-name="Police_20_par_20_défaut"><text:span text:style-name="T20">,</text:span></text:span></text:p>
      <text:p text:style-name="P56"><text:span text:style-name="Police_20_par_20_défaut"><text:span text:style-name="T13">category</text:span></text:span><text:span text:style-name="Police_20_par_20_défaut"><text:span text:style-name="T20">: </text:span></text:span><text:span text:style-name="Police_20_par_20_défaut"><text:span text:style-name="T9">character or numeric, </text:span></text:span><text:span text:style-name="Police_20_par_20_défaut"><text:span text:style-name="T14">condition</text:span></text:span><text:span text:style-name="Police_20_par_20_défaut"><text:span text:style-name="T9">: character, </text:span></text:span><text:span text:style-name="Police_20_par_20_défaut"><text:span text:style-name="T14">min_nb_values</text:span></text:span><text:span text:style-name="Police_20_par_20_défaut"><text:span text:style-name="T9">: numeric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56"><text:span text:style-name="Police_20_par_20_défaut"><text:span text:style-name="T9">see attribute </text:span></text:span><text:span text:style-name="Police_20_par_20_défaut"><text:span text:style-name="T14">nodes</text:span></text:span><text:span text:style-name="Police_20_par_20_défaut"><text:span text:style-name="T9"> or </text:span></text:span><text:span text:style-name="Police_20_par_20_défaut"><text:span text:style-name="T14">patterns</text:span></text:span></text:p>
      <text:p text:style-name="P57"/>
      <text:p text:style-name="P30"><text:span text:style-name="Police_20_par_20_défaut"><text:span text:style-name="T11"><draw:frame draw:style-name="fr2" draw:name="Objet97" text:anchor-type="as-char" svg:width="0.439cm" svg:height="0.467cm" draw:z-index="1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9">get_</text:span></text:span><text:span text:style-name="Police_20_par_20_défaut"><text:span text:style-name="T14">item_names(items</text:span></text:span><text:span text:style-name="Police_20_par_20_défaut"><text:span text:style-name="T9">: vector(character) or vector(numeric) according to the attribute </text:span></text:span><text:span text:style-name="Police_20_par_20_défaut"><text:span text:style-name="T14">items)</text:span></text:span><text:span text:style-name="Police_20_par_20_défaut"><text:span text:style-name="T9">:</text:span></text:span></text:p>
      <text:p text:style-name="P26"><text:s text:c="38"/>vector(character)</text:p>
      <text:p text:style-name="P26"/>
      <text:p text:style-name="P35"><text:soft-page-break/><text:span text:style-name="Police_20_par_20_défaut"><text:span text:style-name="T11"><draw:frame draw:style-name="fr2" draw:name="Objet134" text:anchor-type="as-char" svg:width="0.439cm" svg:height="0.467cm" draw:z-index="13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9">get_</text:span></text:span><text:span text:style-name="Police_20_par_20_défaut"><text:span text:style-name="T14">item_</text:span></text:span><text:span text:style-name="Police_20_par_20_défaut"><text:span text:style-name="T15">colors</text:span></text:span><text:span text:style-name="Police_20_par_20_défaut"><text:span text:style-name="T14">(</text:span></text:span><text:span text:style-name="Police_20_par_20_défaut"><text:span text:style-name="T15">category</text:span></text:span><text:span text:style-name="Police_20_par_20_défaut"><text:span text:style-name="T22">: character or numeric,</text:span></text:span></text:p>
      <text:p text:style-name="P35"><text:span text:style-name="Police_20_par_20_défaut"><text:span text:style-name="T14"><text:s text:c="37"/>items</text:span></text:span><text:span text:style-name="Police_20_par_20_défaut"><text:span text:style-name="T9">: vector(character) or vector(numeric) according to the attribute </text:span></text:span><text:span text:style-name="Police_20_par_20_défaut"><text:span text:style-name="T14">items)</text:span></text:span><text:span text:style-name="Police_20_par_20_défaut"><text:span text:style-name="T9">:</text:span></text:span></text:p>
      <text:p text:style-name="P27"><text:s text:c="37"/>vector(character)</text:p>
      <text:p text:style-name="P27"/>
      <text:p text:style-name="P30"><text:span text:style-name="Police_20_par_20_défaut"><text:span text:style-name="T10"><draw:frame draw:style-name="fr2" draw:name="Objet98" text:anchor-type="as-char" svg:width="0.439cm" svg:height="0.467cm" draw:z-index="1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8">category_values</text:span></text:span><text:span text:style-name="Police_20_par_20_défaut"><text:span text:style-name="T13">(itemsets</text:span></text:span><text:span text:style-name="Police_20_par_20_défaut"><text:span text:style-name="T20">: </text:span></text:span><text:span text:style-name="Police_20_par_20_défaut"><text:span text:style-name="T9">list(vector(character))</text:span></text:span><text:span text:style-name="Police_20_par_20_défaut"><text:span text:style-name="T20">, </text:span></text:span><text:span text:style-name="Police_20_par_20_défaut"><text:span text:style-name="T13">as_character</text:span></text:span><text:span text:style-name="Police_20_par_20_défaut"><text:span text:style-name="T20">: logical, </text:span></text:span><text:span text:style-name="Police_20_par_20_défaut"><text:span text:style-name="T13">unique</text:span></text:span><text:span text:style-name="Police_20_par_20_défaut"><text:span text:style-name="T20">: logical</text:span></text:span><text:span text:style-name="Police_20_par_20_défaut"><text:span text:style-name="T13">)</text:span></text:span><text:span text:style-name="Police_20_par_20_défaut"><text:span text:style-name="T20">:</text:span></text:span></text:p>
      <text:p text:style-name="P21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339801751248">
          <table:table-cell table:style-name="Tableau35.A1" office:value-type="string">
            <text:p text:style-name="P12">$category1</text:p>
          </table:table-cell>
          <table:table-cell table:style-name="Tableau35.A1" office:value-type="string">
            <text:p text:style-name="P12">$category2</text:p>
          </table:table-cell>
          <table:table-cell table:style-name="Tableau35.A1" office:value-type="string">
            <text:p text:style-name="P11">…</text:p>
          </table:table-cell>
          <table:table-cell table:style-name="Tableau35.A1" office:value-type="string">
            <text:p text:style-name="P12">$categoryC</text:p>
          </table:table-cell>
        </table:table-row>
        <table:table-row table:style-name="TableLine2339801770288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6">itemset 1</text:p>
                </table:table-cell>
                <table:table-cell table:style-name="Tableau36.B1" office:value-type="string">
                  <text:p text:style-name="P8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6">itemset 2</text:p>
                </table:table-cell>
                <table:table-cell table:style-name="Tableau36.B2" office:value-type="string">
                  <text:p text:style-name="P8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6">…</text:p>
                </table:table-cell>
                <table:table-cell table:style-name="Tableau36.B3" office:value-type="string">
                  <text:p text:style-name="P8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29" text:anchor-type="as-char" svg:width="0.466cm" svg:height="0.467cm" draw:z-index="1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8">factor</text:p>
                </table:table-cell>
              </table:table-row>
            </table:table>
            <text:p text:style-name="P12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6">itemset 1</text:p>
                </table:table-cell>
                <table:table-cell table:style-name="Tableau37.B1" office:value-type="string">
                  <text:p text:style-name="P8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6">itemset 2</text:p>
                </table:table-cell>
                <table:table-cell table:style-name="Tableau37.B2" office:value-type="string">
                  <text:p text:style-name="P8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6">…</text:p>
                </table:table-cell>
                <table:table-cell table:style-name="Tableau37.B3" office:value-type="string">
                  <text:p text:style-name="P8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30" text:anchor-type="as-char" svg:width="0.466cm" svg:height="0.467cm" draw:z-index="139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8">factor</text:p>
                </table:table-cell>
              </table:table-row>
            </table:table>
            <text:p text:style-name="P12"/>
          </table:table-cell>
          <table:table-cell table:style-name="Tableau35.C2" office:value-type="string">
            <text:p text:style-name="P11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6">itemset 1</text:p>
                </table:table-cell>
                <table:table-cell table:style-name="Tableau38.B1" office:value-type="string">
                  <text:p text:style-name="P8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6">itemset 2</text:p>
                </table:table-cell>
                <table:table-cell table:style-name="Tableau38.B2" office:value-type="string">
                  <text:p text:style-name="P8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6">…</text:p>
                </table:table-cell>
                <table:table-cell table:style-name="Tableau38.B3" office:value-type="string">
                  <text:p text:style-name="P8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31" text:anchor-type="as-char" svg:width="0.466cm" svg:height="0.467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8">factor</text:p>
                </table:table-cell>
              </table:table-row>
            </table:table>
            <text:p text:style-name="P12"/>
          </table:table-cell>
        </table:table-row>
      </table:table>
      <text:p text:style-name="P32"><text:span text:style-name="Police_20_par_20_défaut"><text:span text:style-name="T20">or data.frame (according to the value of </text:span></text:span><text:span text:style-name="Police_20_par_20_défaut"><text:span text:style-name="T13">as_character</text:span></text:span><text:span text:style-name="Police_20_par_20_défaut"><text:span text:style-name="T20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8"> </text:p>
          </table:table-cell>
          <table:table-cell table:style-name="Tableau39.B1" office:value-type="string">
            <text:p text:style-name="P6">category 1</text:p>
          </table:table-cell>
          <table:table-cell table:style-name="Tableau39.C1" office:value-type="string">
            <text:p text:style-name="P6">category 2</text:p>
          </table:table-cell>
          <table:table-cell table:style-name="Tableau39.D1" office:value-type="string">
            <text:p text:style-name="P6">…</text:p>
          </table:table-cell>
          <table:table-cell table:style-name="Tableau39.E1" office:value-type="string">
            <text:p text:style-name="P6">category<draw:frame draw:style-name="fr2" draw:name="Objet133" text:anchor-type="as-char" svg:width="0.513cm" svg:height="0.467cm" draw:z-index="14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6">itemset 1</text:p>
          </table:table-cell>
          <table:table-cell table:style-name="Tableau39.B2" office:value-type="string">
            <text:p text:style-name="P8">vector(character)</text:p>
          </table:table-cell>
          <table:table-cell table:style-name="Tableau39.C2" office:value-type="string">
            <text:p text:style-name="P8">vector(character)</text:p>
          </table:table-cell>
          <table:table-cell table:style-name="Tableau39.D2" office:value-type="string">
            <text:p text:style-name="P8">…</text:p>
          </table:table-cell>
          <table:table-cell table:style-name="Tableau39.E2" office:value-type="string">
            <text:p text:style-name="P8">vector(character)</text:p>
          </table:table-cell>
        </table:table-row>
        <table:table-row table:style-name="Tableau39.1">
          <table:table-cell table:style-name="Tableau39.A3" office:value-type="string">
            <text:p text:style-name="P6">itemset 2</text:p>
          </table:table-cell>
          <table:table-cell table:style-name="Tableau39.B3" office:value-type="string">
            <text:p text:style-name="P8">vector(character)</text:p>
          </table:table-cell>
          <table:table-cell table:style-name="Tableau39.C3" office:value-type="string">
            <text:p text:style-name="P8">vector(character)</text:p>
          </table:table-cell>
          <table:table-cell table:style-name="Tableau39.D3" office:value-type="string">
            <text:p text:style-name="P8">…</text:p>
          </table:table-cell>
          <table:table-cell table:style-name="Tableau39.E3" office:value-type="string">
            <text:p text:style-name="P8">vector(character)</text:p>
          </table:table-cell>
        </table:table-row>
        <table:table-row table:style-name="Tableau39.1">
          <table:table-cell table:style-name="Tableau39.A4" office:value-type="string">
            <text:p text:style-name="P6">…</text:p>
          </table:table-cell>
          <table:table-cell table:style-name="Tableau39.B4" office:value-type="string">
            <text:p text:style-name="P8">…</text:p>
          </table:table-cell>
          <table:table-cell table:style-name="Tableau39.C4" office:value-type="string">
            <text:p text:style-name="P8">…</text:p>
          </table:table-cell>
          <table:table-cell table:style-name="Tableau39.D4" office:value-type="string">
            <text:p text:style-name="P8">…</text:p>
          </table:table-cell>
          <table:table-cell table:style-name="Tableau39.E4" office:value-type="string">
            <text:p text:style-name="P8">…</text:p>
          </table:table-cell>
        </table:table-row>
        <table:table-row table:style-name="Tableau39.1">
          <table:table-cell table:style-name="Tableau39.A5" office:value-type="string">
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32" text:anchor-type="as-char" svg:width="0.466cm" svg:height="0.467cm" draw:z-index="142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8">vector(character)</text:p>
          </table:table-cell>
          <table:table-cell table:style-name="Tableau39.C5" office:value-type="string">
            <text:p text:style-name="P8">vector(character)</text:p>
          </table:table-cell>
          <table:table-cell table:style-name="Tableau39.D5" office:value-type="string">
            <text:p text:style-name="P8">…</text:p>
          </table:table-cell>
          <table:table-cell table:style-name="Tableau39.E5" office:value-type="string">
            <text:p text:style-name="P8">vector(character)</text:p>
          </table:table-cell>
        </table:table-row>
      </table:table>
      <text:p text:style-name="P20"/>
      <text:p text:style-name="P34"><text:span text:style-name="Police_20_par_20_défaut"><text:span text:style-name="T11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heck_access_for_category(category</text:span></text:span><text:span text:style-name="Police_20_par_20_défaut"><text:span text:style-name="T9">: character or numeric, </text:span></text:span><text:span text:style-name="Police_20_par_20_défaut"><text:span text:style-name="T13">value</text:span></text:span><text:span text:style-name="Police_20_par_20_défaut"><text:span text:style-name="T9">: character, </text:span></text:span><text:span text:style-name="Police_20_par_20_défaut"><text:span text:style-name="T14">stop</text:span></text:span><text:span text:style-name="Police_20_par_20_défaut"><text:span text:style-name="T9">: logical</text:span></text:span><text:span text:style-name="Police_20_par_20_défaut"><text:span text:style-name="T13">)</text:span></text:span><text:span text:style-name="Police_20_par_20_défaut"><text:span text:style-name="T20">:</text:span></text:span></text:p>
      <text:p text:style-name="P34"><text:span text:style-name="Police_20_par_20_défaut"><text:span text:style-name="T20"><text:tab/><text:tab/><text:tab/><text:tab/>logical</text:span></text:span></text:p>
      <text:p text:style-name="P30"><text:span text:style-name="Police_20_par_20_défaut"><text:span text:style-name="T11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9">has_</text:span></text:span><text:span text:style-name="Police_20_par_20_défaut"><text:span text:style-name="T14">item_names()</text:span></text:span><text:span text:style-name="Police_20_par_20_défaut"><text:span text:style-name="T9">: logical</text:span></text:span></text:p>
      <text:p text:style-name="P30"><text:span text:style-name="Police_20_par_20_défaut"><text:span text:style-name="T11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items(items</text:span></text:span><text:span text:style-name="Police_20_par_20_défaut"><text:span text:style-name="T9">: vector(character) or vector(numeric) according to the attribute </text:span></text:span><text:span text:style-name="Police_20_par_20_défaut"><text:span text:style-name="T14">items)</text:span></text:span><text:span text:style-name="Police_20_par_20_défaut"><text:span text:style-name="T9">:</text:span></text:span></text:p>
      <text:p text:style-name="P44"><text:span text:style-name="Police_20_par_20_défaut"><text:span text:style-name="T9"><text:s text:c="11"/>see attribute </text:span></text:span><text:span text:style-name="Police_20_par_20_défaut"><text:span text:style-name="T14">items</text:span></text:span></text:p>
      <text:p text:style-name="P30"><text:span text:style-name="Police_20_par_20_défaut"><text:span text:style-name="T11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9">get_items_from_category</text:span></text:span><text:span text:style-name="Police_20_par_20_défaut"><text:span text:style-name="T14">(category</text:span></text:span><text:span text:style-name="Police_20_par_20_défaut"><text:span text:style-name="T9">: character or numeric, </text:span></text:span><text:span text:style-name="Police_20_par_20_défaut"><text:span text:style-name="T14">value</text:span></text:span><text:span text:style-name="Police_20_par_20_défaut"><text:span text:style-name="T9">: character,</text:span></text:span></text:p>
      <text:p text:style-name="P54"><text:span text:style-name="Police_20_par_20_défaut"><text:span text:style-name="T9"><text:s text:c="12"/></text:span></text:span><text:span text:style-name="Police_20_par_20_défaut"><text:span text:style-name="T14">force_character</text:span></text:span><text:span text:style-name="Police_20_par_20_défaut"><text:span text:style-name="T9">: logical</text:span></text:span><text:span text:style-name="Police_20_par_20_défaut"><text:span text:style-name="T14">)</text:span></text:span><text:span text:style-name="Police_20_par_20_défaut"><text:span text:style-name="T9">: vector(character) or vector(numeric)</text:span></text:span></text:p>
      <text:p text:style-name="P30"><text:span text:style-name="Police_20_par_20_défaut"><text:span text:style-name="T11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tnp(tnp</text:span></text:span><text:span text:style-name="Police_20_par_20_défaut"><text:span text:style-name="T9">: character or TransactionSet or see attribute </text:span></text:span><text:span text:style-name="Police_20_par_20_défaut"><text:span text:style-name="T14">nodes</text:span></text:span><text:span text:style-name="Police_20_par_20_défaut"><text:span text:style-name="T9"> or </text:span></text:span><text:span text:style-name="Police_20_par_20_défaut"><text:span text:style-name="T14">patterns</text:span></text:span><text:span text:style-name="Police_20_par_20_défaut"><text:span text:style-name="T9">, </text:span></text:span><text:span text:style-name="Police_20_par_20_défaut"><text:span text:style-name="T14">entities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48"><text:span text:style-name="Police_20_par_20_défaut"><text:span text:style-name="T9"><text:s text:c="7"/>see attribute </text:span></text:span><text:span text:style-name="Police_20_par_20_défaut"><text:span text:style-name="T14">transactions</text:span></text:span><text:span text:style-name="Police_20_par_20_défaut"><text:span text:style-name="T9">, </text:span></text:span><text:span text:style-name="Police_20_par_20_défaut"><text:span text:style-name="T14">nodes</text:span></text:span><text:span text:style-name="Police_20_par_20_défaut"><text:span text:style-name="T9"> or </text:span></text:span><text:span text:style-name="Police_20_par_20_défaut"><text:span text:style-name="T14">patterns</text:span></text:span></text:p>
      <text:p text:style-name="P30"><text:span text:style-name="Police_20_par_20_défaut"><text:span text:style-name="T11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tnp_itemsets(tnp</text:span></text:span><text:span text:style-name="Police_20_par_20_défaut"><text:span text:style-name="T9">: character or list(vector(character)), </text:span></text:span><text:span text:style-name="Police_20_par_20_défaut"><text:span text:style-name="T14">entities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42"><text:span text:style-name="Police_20_par_20_défaut"><text:span text:style-name="T9"><text:s text:c="11"/>list(vector(character))</text:span></text:span></text:p>
      <text:p text:style-name="P30"><text:span text:style-name="Police_20_par_20_défaut"><text:span text:style-name="T11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which_entities(npr</text:span></text:span><text:span text:style-name="Police_20_par_20_défaut"><text:span text:style-name="T9">: see attribute </text:span></text:span><text:span text:style-name="Police_20_par_20_défaut"><text:span text:style-name="T13">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20"> or return of function </text:span></text:span><text:span text:style-name="Police_20_par_20_défaut"><text:span text:style-name="T13">extract_rules</text:span></text:span><text:span text:style-name="Police_20_par_20_défaut"><text:span text:style-name="T20">,</text:span></text:span></text:p>
      <text:p text:style-name="P41"><text:span text:style-name="Police_20_par_20_défaut"><text:span text:style-name="T13"><text:s text:c="5"/>entities</text:span></text:span><text:span text:style-name="Police_20_par_20_défaut"><text:span text:style-name="T20">: character</text:span></text:span><text:span text:style-name="Police_20_par_20_défaut"><text:span text:style-name="T14">)</text:span></text:span><text:span text:style-name="Police_20_par_20_défaut"><text:span text:style-name="T9">: character</text:span></text:span></text:p>
      <text:p text:style-name="P30"><text:span text:style-name="Police_20_par_20_défaut"><text:span text:style-name="T11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which_associated_links(name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 character</text:span></text:span></text:p>
      <text:p text:style-name="P39"><text:span text:style-name="Police_20_par_20_défaut"><text:span text:style-name="T25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25"><text:s/></text:span></text:span><text:span text:style-name="Police_20_par_20_défaut"><text:span text:style-name="T24">which_name(name</text:span></text:span><text:span text:style-name="Police_20_par_20_défaut"><text:span text:style-name="T28">: character or vector(character)</text:span></text:span><text:span text:style-name="Police_20_par_20_défaut"><text:span text:style-name="T24">)</text:span></text:span><text:span text:style-name="Police_20_par_20_défaut"><text:span text:style-name="T28">: character or vector(character)</text:span></text:span></text:p>
      <text:p text:style-name="P39"><text:span text:style-name="Police_20_par_20_défaut"><text:span text:style-name="T2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officeooo:rsid="001c1c5b"/>
    </style:style>
    <style:style style:name="MT2" style:family="text">
      <style:text-properties officeooo:rsid="0021a597"/>
    </style:style>
    <style:style style:name="MT3" style:family="text">
      <style:text-properties officeooo:rsid="0028e92b"/>
    </style:style>
    <style:style style:name="MT4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Last update: <text:span text:style-name="MT1">202</text:span><text:span text:style-name="MT2">2</text:span><text:span text:style-name="MT1">-</text:span><text:span text:style-name="MT2">0</text:span><text:span text:style-name="MT3">5</text:span><text:span text:style-name="MT1">-</text:span><text:span text:style-name="MT3">09</text:span><text:span text:style-name="MT1"><text:tab/><text:tab/></text:span><text:span text:style-name="MT4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09T15:17:08.624000000</dc:date>
    <meta:print-date>2021-02-16T19:18:00Z</meta:print-date>
    <meta:editing-cycles>281</meta:editing-cycles>
    <meta:editing-duration>PT2H4M50S</meta:editing-duration>
    <meta:document-statistic meta:table-count="39" meta:image-count="0" meta:object-count="134" meta:page-count="9" meta:paragraph-count="691" meta:word-count="1597" meta:character-count="14210" meta:non-whitespace-character-count="12496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